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86cm"/>
    </style:style>
    <style:style style:name="co2" style:family="table-column">
      <style:table-column-properties fo:break-before="auto" style:column-width="4.976cm"/>
    </style:style>
    <style:style style:name="co3" style:family="table-column">
      <style:table-column-properties fo:break-before="auto" style:column-width="4.519cm"/>
    </style:style>
    <style:style style:name="co4" style:family="table-column">
      <style:table-column-properties fo:break-before="auto" style:column-width="9.146cm"/>
    </style:style>
    <style:style style:name="co5" style:family="table-column">
      <style:table-column-properties fo:break-before="auto" style:column-width="2.362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>
      <style:table-cell-properties fo:padding="0.071cm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 style:data-style-name="N36">
      <style:table-cell-properties fo:padding="0.071cm"/>
    </style:style>
    <style:style style:name="ce4" style:family="table-cell" style:parent-style-name="Default" style:data-style-name="N40">
      <style:table-cell-properties fo:padding="0.071cm"/>
    </style:style>
    <style:style style:name="ce5" style:family="table-cell" style:parent-style-name="Default">
      <style:table-cell-properties fo:padding="0.071cm"/>
      <style:text-properties style:font-name="Liberation Sans" style:font-name-asian="Droid Sans Fallback" style:font-name-complex="FreeSans"/>
    </style:style>
    <style:style style:name="ce6" style:family="table-cell" style:parent-style-name="Default" style:data-style-name="N41">
      <style:table-cell-properties fo:padding="0.071cm"/>
    </style:style>
    <style:style style:name="ce7" style:family="table-cell" style:parent-style-name="Default" style:data-style-name="N37">
      <style:table-cell-properties fo:padding="0.071cm"/>
      <style:text-properties style:font-name="Liberation Sans" style:font-name-asian="Droid Sans Fallback" style:font-name-complex="FreeSans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2" table:default-cell-style-name="ce6"/>
        <table:table-column table:style-name="co5" table:number-columns-repeated="1017" table:default-cell-style-name="Default"/>
        <table:table-row table:style-name="ro1">
          <table:table-cell office:value-type="date" office:date-value="2016-04-27" calcext:value-type="date">
            <text:p>27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10" calcext:value-type="date">
            <text:p>10/03/16</text:p>
          </table:table-cell>
          <table:table-cell office:value-type="string" calcext:value-type="string">
            <text:p>bustamante</text:p>
          </table:table-cell>
          <table:table-cell office:value-type="string" calcext:value-type="string">
            <text:p>maria elena</text:p>
          </table:table-cell>
          <table:table-cell office:value-type="float" office:value="6666612" calcext:value-type="float">
            <text:p>666661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tona</text:p>
          </table:table-cell>
          <table:table-cell office:value-type="string" calcext:value-type="string">
            <text:p>carlos</text:p>
          </table:table-cell>
          <table:table-cell office:value-type="float" office:value="10477843" calcext:value-type="float">
            <text:p>10477843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11" calcext:value-type="date">
            <text:p>11/05/16</text:p>
          </table:table-cell>
          <table:table-cell office:value-type="string" calcext:value-type="string">
            <text:p>carugo</text:p>
          </table:table-cell>
          <table:table-cell office:value-type="string" calcext:value-type="string">
            <text:p>elida</text:p>
          </table:table-cell>
          <table:table-cell office:value-type="float" office:value="10659983" calcext:value-type="float">
            <text:p>10659983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29" calcext:value-type="date">
            <text:p>29/02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seminara</text:p>
          </table:table-cell>
          <table:table-cell office:value-type="string" calcext:value-type="string">
            <text:p>alejandro</text:p>
          </table:table-cell>
          <table:table-cell office:value-type="float" office:value="12942632" calcext:value-type="float">
            <text:p>1294263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11" calcext:value-type="date">
            <text:p>11/04/16</text:p>
          </table:table-cell>
          <table:table-cell office:value-type="string" calcext:value-type="string">
            <text:p>praderio</text:p>
          </table:table-cell>
          <table:table-cell office:value-type="string" calcext:value-type="string">
            <text:p>susana</text:p>
          </table:table-cell>
          <table:table-cell office:value-type="float" office:value="13000057" calcext:value-type="float">
            <text:p>13000057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20" calcext:value-type="date">
            <text:p>20/04/16</text:p>
          </table:table-cell>
          <table:table-cell office:value-type="string" calcext:value-type="string">
            <text:p>praderio</text:p>
          </table:table-cell>
          <table:table-cell office:value-type="string" calcext:value-type="string">
            <text:p>susana</text:p>
          </table:table-cell>
          <table:table-cell office:value-type="float" office:value="13000057" calcext:value-type="float">
            <text:p>13000057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02" calcext:value-type="date">
            <text:p>02/05/16</text:p>
          </table:table-cell>
          <table:table-cell office:value-type="string" calcext:value-type="string">
            <text:p>praderio</text:p>
          </table:table-cell>
          <table:table-cell office:value-type="string" calcext:value-type="string">
            <text:p>susana</text:p>
          </table:table-cell>
          <table:table-cell office:value-type="float" office:value="13000057" calcext:value-type="float">
            <text:p>13000057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10" calcext:value-type="date">
            <text:p>10/05/16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carmen</text:p>
          </table:table-cell>
          <table:table-cell office:value-type="float" office:value="13581562" calcext:value-type="float">
            <text:p>1358156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04" calcext:value-type="date">
            <text:p>04/02/16</text:p>
          </table:table-cell>
          <table:table-cell office:value-type="string" calcext:value-type="string">
            <text:p>Balleto</text:p>
          </table:table-cell>
          <table:table-cell office:value-type="string" calcext:value-type="string">
            <text:p>marcelo</text:p>
          </table:table-cell>
          <table:table-cell office:value-type="float" office:value="16761468" calcext:value-type="float">
            <text:p>16761468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balleto</text:p>
          </table:table-cell>
          <table:table-cell office:value-type="string" calcext:value-type="string">
            <text:p>marcelo</text:p>
          </table:table-cell>
          <table:table-cell office:value-type="float" office:value="16761468" calcext:value-type="float">
            <text:p>16761468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 office:value-type="string" calcext:value-type="string">
            <text:p>pallicer</text:p>
          </table:table-cell>
          <table:table-cell office:value-type="string" calcext:value-type="string">
            <text:p>marcelo</text:p>
          </table:table-cell>
          <table:table-cell office:value-type="float" office:value="17226021" calcext:value-type="float">
            <text:p>17226021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pietroboni</text:p>
          </table:table-cell>
          <table:table-cell office:value-type="string" calcext:value-type="string">
            <text:p>fernanda</text:p>
          </table:table-cell>
          <table:table-cell office:value-type="float" office:value="17253165" calcext:value-type="float">
            <text:p>17253165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carrizo</text:p>
          </table:table-cell>
          <table:table-cell office:value-type="string" calcext:value-type="string">
            <text:p>sergio</text:p>
          </table:table-cell>
          <table:table-cell office:value-type="float" office:value="17880332" calcext:value-type="float">
            <text:p>1788033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02" calcext:value-type="date">
            <text:p>02/03/16</text:p>
          </table:table-cell>
          <table:table-cell office:value-type="string" calcext:value-type="string">
            <text:p>carrizo</text:p>
          </table:table-cell>
          <table:table-cell office:value-type="string" calcext:value-type="string">
            <text:p>sergio</text:p>
          </table:table-cell>
          <table:table-cell office:value-type="float" office:value="17880332" calcext:value-type="float">
            <text:p>1788033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carrizo</text:p>
          </table:table-cell>
          <table:table-cell office:value-type="string" calcext:value-type="string">
            <text:p>sergio</text:p>
          </table:table-cell>
          <table:table-cell office:value-type="float" office:value="17880332" calcext:value-type="float">
            <text:p>1788033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15" calcext:value-type="date">
            <text:p>15/02/16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fabiana</text:p>
          </table:table-cell>
          <table:table-cell office:value-type="float" office:value="18135707" calcext:value-type="float">
            <text:p>18135707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22" calcext:value-type="date">
            <text:p>22/04/16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fabiana</text:p>
          </table:table-cell>
          <table:table-cell office:value-type="float" office:value="18135707" calcext:value-type="float">
            <text:p>18135707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09" calcext:value-type="date">
            <text:p>09/03/16</text:p>
          </table:table-cell>
          <table:table-cell office:value-type="string" calcext:value-type="string">
            <text:p>de cucco</text:p>
          </table:table-cell>
          <table:table-cell office:value-type="string" calcext:value-type="string">
            <text:p>maria soledad</text:p>
          </table:table-cell>
          <table:table-cell office:value-type="float" office:value="18212594" calcext:value-type="float">
            <text:p>18212594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monges</text:p>
          </table:table-cell>
          <table:table-cell office:value-type="string" calcext:value-type="string">
            <text:p>jorge</text:p>
          </table:table-cell>
          <table:table-cell office:value-type="float" office:value="18854479" calcext:value-type="float">
            <text:p>18854479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monges</text:p>
          </table:table-cell>
          <table:table-cell office:value-type="string" calcext:value-type="string">
            <text:p>jorge</text:p>
          </table:table-cell>
          <table:table-cell office:value-type="float" office:value="18854479" calcext:value-type="float">
            <text:p>18854479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causa</text:p>
          </table:table-cell>
          <table:table-cell office:value-type="string" calcext:value-type="string">
            <text:p>analia</text:p>
          </table:table-cell>
          <table:table-cell office:value-type="float" office:value="21430694" calcext:value-type="float">
            <text:p>21430694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12" calcext:value-type="date">
            <text:p>12/05/16</text:p>
          </table:table-cell>
          <table:table-cell office:value-type="string" calcext:value-type="string">
            <text:p>causa</text:p>
          </table:table-cell>
          <table:table-cell office:value-type="string" calcext:value-type="string">
            <text:p>analia</text:p>
          </table:table-cell>
          <table:table-cell office:value-type="float" office:value="21430694" calcext:value-type="float">
            <text:p>21430694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andrea</text:p>
          </table:table-cell>
          <table:table-cell office:value-type="float" office:value="22598244" calcext:value-type="float">
            <text:p>22598244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meza </text:p>
          </table:table-cell>
          <table:table-cell office:value-type="string" calcext:value-type="string">
            <text:p>andrea</text:p>
          </table:table-cell>
          <table:table-cell office:value-type="float" office:value="22598244" calcext:value-type="float">
            <text:p>22598244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asenjo</text:p>
          </table:table-cell>
          <table:table-cell office:value-type="string" calcext:value-type="string">
            <text:p>laura</text:p>
          </table:table-cell>
          <table:table-cell office:value-type="float" office:value="22669673" calcext:value-type="float">
            <text:p>22669673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26" calcext:value-type="date">
            <text:p>26/04/16</text:p>
          </table:table-cell>
          <table:table-cell office:value-type="string" calcext:value-type="string">
            <text:p>asenjo</text:p>
          </table:table-cell>
          <table:table-cell office:value-type="string" calcext:value-type="string">
            <text:p>laura</text:p>
          </table:table-cell>
          <table:table-cell office:value-type="float" office:value="22669673" calcext:value-type="float">
            <text:p>22669673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arzuaga</text:p>
          </table:table-cell>
          <table:table-cell office:value-type="string" calcext:value-type="string">
            <text:p>mariana</text:p>
          </table:table-cell>
          <table:table-cell office:value-type="float" office:value="22675379" calcext:value-type="float">
            <text:p>22675379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15" calcext:value-type="date">
            <text:p>15/02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miguel</text:p>
          </table:table-cell>
          <table:table-cell office:value-type="float" office:value="24040623" calcext:value-type="float">
            <text:p>24040623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12" calcext:value-type="date">
            <text:p>12/05/16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juan miguel</text:p>
          </table:table-cell>
          <table:table-cell office:value-type="float" office:value="24040623" calcext:value-type="float">
            <text:p>24040623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04" calcext:value-type="date">
            <text:p>04/02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15" calcext:value-type="date">
            <text:p>15/03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12" calcext:value-type="date">
            <text:p>12/04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17" calcext:value-type="date">
            <text:p>17/05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 office:value-type="string" calcext:value-type="string">
            <text:p>rolando</text:p>
          </table:table-cell>
          <table:table-cell office:value-type="string" calcext:value-type="string">
            <text:p>juan jose</text:p>
          </table:table-cell>
          <table:table-cell office:value-type="float" office:value="26106065" calcext:value-type="float">
            <text:p>26106065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rolando</text:p>
          </table:table-cell>
          <table:table-cell office:value-type="string" calcext:value-type="string">
            <text:p>juan jose</text:p>
          </table:table-cell>
          <table:table-cell office:value-type="float" office:value="26106065" calcext:value-type="float">
            <text:p>26106065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gonzalo</text:p>
          </table:table-cell>
          <table:table-cell office:value-type="float" office:value="26106715" calcext:value-type="float">
            <text:p>26106715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gonzalo</text:p>
          </table:table-cell>
          <table:table-cell office:value-type="float" office:value="26106715" calcext:value-type="float">
            <text:p>26106715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viñas</text:p>
          </table:table-cell>
          <table:table-cell office:value-type="string" calcext:value-type="string">
            <text:p>mariela</text:p>
          </table:table-cell>
          <table:table-cell office:value-type="float" office:value="26575940" calcext:value-type="float">
            <text:p>26575940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01" calcext:value-type="date">
            <text:p>01/03/16</text:p>
          </table:table-cell>
          <table:table-cell office:value-type="string" calcext:value-type="string">
            <text:p>viñas</text:p>
          </table:table-cell>
          <table:table-cell office:value-type="string" calcext:value-type="string">
            <text:p>mariela</text:p>
          </table:table-cell>
          <table:table-cell office:value-type="float" office:value="26575940" calcext:value-type="float">
            <text:p>26575940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07" calcext:value-type="date">
            <text:p>07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ime</text:p>
          </table:table-cell>
          <table:table-cell office:value-type="float" office:value="27408878" calcext:value-type="float">
            <text:p>27408878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 office:value-type="string" calcext:value-type="string">
            <text:p>ciappa</text:p>
          </table:table-cell>
          <table:table-cell office:value-type="string" calcext:value-type="string">
            <text:p>julio</text:p>
          </table:table-cell>
          <table:table-cell office:value-type="float" office:value="27528150" calcext:value-type="float">
            <text:p>27528150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15" calcext:value-type="date">
            <text:p>15/02/16</text:p>
          </table:table-cell>
          <table:table-cell office:value-type="string" calcext:value-type="string">
            <text:p>toha</text:p>
          </table:table-cell>
          <table:table-cell office:value-type="string" calcext:value-type="string">
            <text:p>silvina</text:p>
          </table:table-cell>
          <table:table-cell office:value-type="float" office:value="27528195" calcext:value-type="float">
            <text:p>27528195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toha</text:p>
          </table:table-cell>
          <table:table-cell office:value-type="string" calcext:value-type="string">
            <text:p>silvina</text:p>
          </table:table-cell>
          <table:table-cell office:value-type="float" office:value="27528195" calcext:value-type="float">
            <text:p>27528195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toha</text:p>
          </table:table-cell>
          <table:table-cell office:value-type="string" calcext:value-type="string">
            <text:p>silvina</text:p>
          </table:table-cell>
          <table:table-cell office:value-type="float" office:value="27528195" calcext:value-type="float">
            <text:p>27528195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22" calcext:value-type="date">
            <text:p>22/04/16</text:p>
          </table:table-cell>
          <table:table-cell office:value-type="string" calcext:value-type="string">
            <text:p>ianucci</text:p>
          </table:table-cell>
          <table:table-cell office:value-type="string" calcext:value-type="string">
            <text:p>enzo</text:p>
          </table:table-cell>
          <table:table-cell office:value-type="float" office:value="27947678" calcext:value-type="float">
            <text:p>27947678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17" calcext:value-type="date">
            <text:p>17/05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sabrina</text:p>
          </table:table-cell>
          <table:table-cell office:value-type="float" office:value="28768560" calcext:value-type="float">
            <text:p>28768560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17" calcext:value-type="date">
            <text:p>17/05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sabrina</text:p>
          </table:table-cell>
          <table:table-cell office:value-type="float" office:value="28768560" calcext:value-type="float">
            <text:p>28768560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rep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12" calcext:value-type="date">
            <text:p>12/04/16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ramiro</text:p>
          </table:table-cell>
          <table:table-cell office:value-type="float" office:value="29439107" calcext:value-type="float">
            <text:p>29439107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demaria</text:p>
          </table:table-cell>
          <table:table-cell office:value-type="string" calcext:value-type="string">
            <text:p>pablo daniel</text:p>
          </table:table-cell>
          <table:table-cell office:value-type="float" office:value="29728322" calcext:value-type="float">
            <text:p>2972832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26" calcext:value-type="date">
            <text:p>26/04/16</text:p>
          </table:table-cell>
          <table:table-cell office:value-type="string" calcext:value-type="string">
            <text:p>maturano</text:p>
          </table:table-cell>
          <table:table-cell office:value-type="string" calcext:value-type="string">
            <text:p>nicolas francisco</text:p>
          </table:table-cell>
          <table:table-cell office:value-type="float" office:value="30464929" calcext:value-type="float">
            <text:p>30464929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orge</text:p>
          </table:table-cell>
          <table:table-cell office:value-type="float" office:value="30915074" calcext:value-type="float">
            <text:p>30915074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orge</text:p>
          </table:table-cell>
          <table:table-cell office:value-type="float" office:value="30915074" calcext:value-type="float">
            <text:p>30915074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16" calcext:value-type="date">
            <text:p>16/03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cintia</text:p>
          </table:table-cell>
          <table:table-cell office:value-type="float" office:value="30977682" calcext:value-type="float">
            <text:p>3097768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cajade</text:p>
          </table:table-cell>
          <table:table-cell office:value-type="string" calcext:value-type="string">
            <text:p>leticia</text:p>
          </table:table-cell>
          <table:table-cell office:value-type="float" office:value="31552886" calcext:value-type="float">
            <text:p>31552886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mujica</text:p>
          </table:table-cell>
          <table:table-cell office:value-type="string" calcext:value-type="string">
            <text:p>jonathan</text:p>
          </table:table-cell>
          <table:table-cell office:value-type="float" office:value="31586639" calcext:value-type="float">
            <text:p>31586639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22" calcext:value-type="date">
            <text:p>22/04/16</text:p>
          </table:table-cell>
          <table:table-cell office:value-type="string" calcext:value-type="string">
            <text:p>mujica</text:p>
          </table:table-cell>
          <table:table-cell office:value-type="string" calcext:value-type="string">
            <text:p>jonathan</text:p>
          </table:table-cell>
          <table:table-cell office:value-type="float" office:value="31586639" calcext:value-type="float">
            <text:p>31586639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13" calcext:value-type="date">
            <text:p>13/04/16</text:p>
          </table:table-cell>
          <table:table-cell office:value-type="string" calcext:value-type="string">
            <text:p>bazzan</text:p>
          </table:table-cell>
          <table:table-cell office:value-type="string" calcext:value-type="string">
            <text:p>maria emilia</text:p>
          </table:table-cell>
          <table:table-cell office:value-type="float" office:value="32533293" calcext:value-type="float">
            <text:p>32533293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cantone</text:p>
          </table:table-cell>
          <table:table-cell office:value-type="string" calcext:value-type="string">
            <text:p>analia</text:p>
          </table:table-cell>
          <table:table-cell office:value-type="float" office:value="32686180" calcext:value-type="float">
            <text:p>32686180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22" calcext:value-type="date">
            <text:p>22/04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11" calcext:value-type="date">
            <text:p>11/02/16</text:p>
          </table:table-cell>
          <table:table-cell office:value-type="string" calcext:value-type="string">
            <text:p>domenech</text:p>
          </table:table-cell>
          <table:table-cell office:value-type="string" calcext:value-type="string">
            <text:p>norma</text:p>
          </table:table-cell>
          <table:table-cell office:value-type="float" office:value="5645429" calcext:value-type="float">
            <text:p>564542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domenech</text:p>
          </table:table-cell>
          <table:table-cell office:value-type="string" calcext:value-type="string">
            <text:p>maria norma</text:p>
          </table:table-cell>
          <table:table-cell office:value-type="float" office:value="5645429" calcext:value-type="float">
            <text:p>564542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domenech</text:p>
          </table:table-cell>
          <table:table-cell office:value-type="string" calcext:value-type="string">
            <text:p>maria norma</text:p>
          </table:table-cell>
          <table:table-cell office:value-type="float" office:value="5645429" calcext:value-type="float">
            <text:p>564542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2" calcext:value-type="date">
            <text:p>02/03/16</text:p>
          </table:table-cell>
          <table:table-cell office:value-type="string" calcext:value-type="string">
            <text:p>bustamante</text:p>
          </table:table-cell>
          <table:table-cell office:value-type="string" calcext:value-type="string">
            <text:p>maria elena</text:p>
          </table:table-cell>
          <table:table-cell office:value-type="float" office:value="6666612" calcext:value-type="float">
            <text:p>666661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roberto</text:p>
          </table:table-cell>
          <table:table-cell office:value-type="float" office:value="10815491" calcext:value-type="float">
            <text:p>10815491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roberto</text:p>
          </table:table-cell>
          <table:table-cell office:value-type="float" office:value="10815491" calcext:value-type="float">
            <text:p>10815491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9" calcext:value-type="date">
            <text:p>09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4" calcext:value-type="date">
            <text:p>04/04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5" calcext:value-type="date">
            <text:p>25/04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liliana</text:p>
          </table:table-cell>
          <table:table-cell office:value-type="float" office:value="11743817" calcext:value-type="float">
            <text:p>11743817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liliana</text:p>
          </table:table-cell>
          <table:table-cell office:value-type="float" office:value="11743817" calcext:value-type="float">
            <text:p>11743817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tombesi </text:p>
          </table:table-cell>
          <table:table-cell office:value-type="string" calcext:value-type="string">
            <text:p>liliana</text:p>
          </table:table-cell>
          <table:table-cell office:value-type="float" office:value="11743817" calcext:value-type="float">
            <text:p>11743817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tombesi </text:p>
          </table:table-cell>
          <table:table-cell office:value-type="string" calcext:value-type="string">
            <text:p>liliana</text:p>
          </table:table-cell>
          <table:table-cell office:value-type="float" office:value="11743817" calcext:value-type="float">
            <text:p>11743817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9" calcext:value-type="date">
            <text:p>09/03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4" calcext:value-type="date">
            <text:p>04/04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0" calcext:value-type="date">
            <text:p>20/04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7" calcext:value-type="date">
            <text:p>17/05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seminara</text:p>
          </table:table-cell>
          <table:table-cell office:value-type="string" calcext:value-type="string">
            <text:p>alejandro</text:p>
          </table:table-cell>
          <table:table-cell office:value-type="float" office:value="12942632" calcext:value-type="float">
            <text:p>1294263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seminara</text:p>
          </table:table-cell>
          <table:table-cell office:value-type="string" calcext:value-type="string">
            <text:p>alejandro</text:p>
          </table:table-cell>
          <table:table-cell office:value-type="float" office:value="12942632" calcext:value-type="float">
            <text:p>1294263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 office:value-type="string" calcext:value-type="string">
            <text:p>picardi</text:p>
          </table:table-cell>
          <table:table-cell office:value-type="string" calcext:value-type="string">
            <text:p>sandra</text:p>
          </table:table-cell>
          <table:table-cell office:value-type="float" office:value="13000763" calcext:value-type="float">
            <text:p>1300076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carmen</text:p>
          </table:table-cell>
          <table:table-cell office:value-type="float" office:value="13581562" calcext:value-type="float">
            <text:p>1358156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6" calcext:value-type="date">
            <text:p>16/03/16</text:p>
          </table:table-cell>
          <table:table-cell office:value-type="string" calcext:value-type="string">
            <text:p>balleto</text:p>
          </table:table-cell>
          <table:table-cell office:value-type="string" calcext:value-type="string">
            <text:p>marcelo</text:p>
          </table:table-cell>
          <table:table-cell office:value-type="float" office:value="16761468" calcext:value-type="float">
            <text:p>1676146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 office:value-type="string" calcext:value-type="string">
            <text:p>balleto</text:p>
          </table:table-cell>
          <table:table-cell office:value-type="string" calcext:value-type="string">
            <text:p>marcelo</text:p>
          </table:table-cell>
          <table:table-cell office:value-type="float" office:value="16761468" calcext:value-type="float">
            <text:p>1676146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5" calcext:value-type="date">
            <text:p>25/04/16</text:p>
          </table:table-cell>
          <table:table-cell office:value-type="string" calcext:value-type="string">
            <text:p>molteni</text:p>
          </table:table-cell>
          <table:table-cell office:value-type="string" calcext:value-type="string">
            <text:p>estela</text:p>
          </table:table-cell>
          <table:table-cell office:value-type="float" office:value="17082410" calcext:value-type="float">
            <text:p>17082410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molteni</text:p>
          </table:table-cell>
          <table:table-cell office:value-type="string" calcext:value-type="string">
            <text:p>estela</text:p>
          </table:table-cell>
          <table:table-cell office:value-type="float" office:value="17082410" calcext:value-type="float">
            <text:p>17082410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6" calcext:value-type="date">
            <text:p>26/03/16</text:p>
          </table:table-cell>
          <table:table-cell office:value-type="string" calcext:value-type="string">
            <text:p>pallicer</text:p>
          </table:table-cell>
          <table:table-cell office:value-type="string" calcext:value-type="string">
            <text:p>marcelo</text:p>
          </table:table-cell>
          <table:table-cell office:value-type="float" office:value="17226021" calcext:value-type="float">
            <text:p>17226021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0" calcext:value-type="date">
            <text:p>20/04/16</text:p>
          </table:table-cell>
          <table:table-cell office:value-type="string" calcext:value-type="string">
            <text:p>pallicer</text:p>
          </table:table-cell>
          <table:table-cell office:value-type="string" calcext:value-type="string">
            <text:p>marcelo</text:p>
          </table:table-cell>
          <table:table-cell office:value-type="float" office:value="17226021" calcext:value-type="float">
            <text:p>17226021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2" calcext:value-type="date">
            <text:p>12/05/16</text:p>
          </table:table-cell>
          <table:table-cell office:value-type="string" calcext:value-type="string">
            <text:p>pallicer</text:p>
          </table:table-cell>
          <table:table-cell office:value-type="string" calcext:value-type="string">
            <text:p>marcelo</text:p>
          </table:table-cell>
          <table:table-cell office:value-type="float" office:value="17226021" calcext:value-type="float">
            <text:p>17226021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mangano</text:p>
          </table:table-cell>
          <table:table-cell office:value-type="string" calcext:value-type="string">
            <text:p>araceli</text:p>
          </table:table-cell>
          <table:table-cell office:value-type="float" office:value="17486349" calcext:value-type="float">
            <text:p>1748634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mangano</text:p>
          </table:table-cell>
          <table:table-cell office:value-type="string" calcext:value-type="string">
            <text:p>araceli</text:p>
          </table:table-cell>
          <table:table-cell office:value-type="float" office:value="17486349" calcext:value-type="float">
            <text:p>1748634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7" calcext:value-type="date">
            <text:p>17/05/16</text:p>
          </table:table-cell>
          <table:table-cell office:value-type="string" calcext:value-type="string">
            <text:p>mangano</text:p>
          </table:table-cell>
          <table:table-cell office:value-type="string" calcext:value-type="string">
            <text:p>araceli</text:p>
          </table:table-cell>
          <table:table-cell office:value-type="float" office:value="17486349" calcext:value-type="float">
            <text:p>1748634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20" calcext:value-type="date">
            <text:p>20/02/16</text:p>
          </table:table-cell>
          <table:table-cell office:value-type="string" calcext:value-type="string">
            <text:p>carrizo</text:p>
          </table:table-cell>
          <table:table-cell office:value-type="string" calcext:value-type="string">
            <text:p>sergio</text:p>
          </table:table-cell>
          <table:table-cell office:value-type="float" office:value="17880332" calcext:value-type="float">
            <text:p>1788033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6" calcext:value-type="date">
            <text:p>26/03/16</text:p>
          </table:table-cell>
          <table:table-cell office:value-type="string" calcext:value-type="string">
            <text:p>carrizo</text:p>
          </table:table-cell>
          <table:table-cell office:value-type="string" calcext:value-type="string">
            <text:p>sergio</text:p>
          </table:table-cell>
          <table:table-cell office:value-type="float" office:value="17880332" calcext:value-type="float">
            <text:p>1788033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6" calcext:value-type="date">
            <text:p>26/03/16</text:p>
          </table:table-cell>
          <table:table-cell office:value-type="string" calcext:value-type="string">
            <text:p>carrizo</text:p>
          </table:table-cell>
          <table:table-cell office:value-type="string" calcext:value-type="string">
            <text:p>sergio</text:p>
          </table:table-cell>
          <table:table-cell office:value-type="float" office:value="17880332" calcext:value-type="float">
            <text:p>1788033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20" calcext:value-type="date">
            <text:p>20/02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2" calcext:value-type="date">
            <text:p>22/04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fabiana</text:p>
          </table:table-cell>
          <table:table-cell office:value-type="float" office:value="18135707" calcext:value-type="float">
            <text:p>18135707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de cucco</text:p>
          </table:table-cell>
          <table:table-cell office:value-type="string" calcext:value-type="string">
            <text:p>maria soledad</text:p>
          </table:table-cell>
          <table:table-cell office:value-type="float" office:value="18212594" calcext:value-type="float">
            <text:p>1821259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7" calcext:value-type="date">
            <text:p>17/05/16</text:p>
          </table:table-cell>
          <table:table-cell office:value-type="string" calcext:value-type="string">
            <text:p>de cucco</text:p>
          </table:table-cell>
          <table:table-cell office:value-type="string" calcext:value-type="string">
            <text:p>maria soledad</text:p>
          </table:table-cell>
          <table:table-cell office:value-type="float" office:value="18212594" calcext:value-type="float">
            <text:p>1821259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juan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juan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juan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juan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monges</text:p>
          </table:table-cell>
          <table:table-cell office:value-type="string" calcext:value-type="string">
            <text:p>jorge</text:p>
          </table:table-cell>
          <table:table-cell office:value-type="float" office:value="18854479" calcext:value-type="float">
            <text:p>1885447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 office:value-type="string" calcext:value-type="string">
            <text:p>monges</text:p>
          </table:table-cell>
          <table:table-cell office:value-type="string" calcext:value-type="string">
            <text:p>jorge</text:p>
          </table:table-cell>
          <table:table-cell office:value-type="float" office:value="18854479" calcext:value-type="float">
            <text:p>1885447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14" calcext:value-type="date">
            <text:p>14/04/16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andrea</text:p>
          </table:table-cell>
          <table:table-cell office:value-type="float" office:value="22598244" calcext:value-type="float">
            <text:p>2259824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0" calcext:value-type="date">
            <text:p>10/03/16</text:p>
          </table:table-cell>
          <table:table-cell office:value-type="string" calcext:value-type="string">
            <text:p>asenjo</text:p>
          </table:table-cell>
          <table:table-cell office:value-type="string" calcext:value-type="string">
            <text:p>laura</text:p>
          </table:table-cell>
          <table:table-cell office:value-type="float" office:value="22669673" calcext:value-type="float">
            <text:p>2266967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1" calcext:value-type="date">
            <text:p>21/04/16</text:p>
          </table:table-cell>
          <table:table-cell office:value-type="string" calcext:value-type="string">
            <text:p>asenjo</text:p>
          </table:table-cell>
          <table:table-cell office:value-type="string" calcext:value-type="string">
            <text:p>laura</text:p>
          </table:table-cell>
          <table:table-cell office:value-type="float" office:value="22669673" calcext:value-type="float">
            <text:p>2266967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7" calcext:value-type="date">
            <text:p>27/04/16</text:p>
          </table:table-cell>
          <table:table-cell office:value-type="string" calcext:value-type="string">
            <text:p>asenjo</text:p>
          </table:table-cell>
          <table:table-cell office:value-type="string" calcext:value-type="string">
            <text:p>laura</text:p>
          </table:table-cell>
          <table:table-cell office:value-type="float" office:value="22669673" calcext:value-type="float">
            <text:p>2266967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 office:value-type="string" calcext:value-type="string">
            <text:p>arzuaga</text:p>
          </table:table-cell>
          <table:table-cell office:value-type="string" calcext:value-type="string">
            <text:p>mariana</text:p>
          </table:table-cell>
          <table:table-cell office:value-type="float" office:value="22675379" calcext:value-type="float">
            <text:p>2267537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cuervo</text:p>
          </table:table-cell>
          <table:table-cell office:value-type="string" calcext:value-type="string">
            <text:p>sara</text:p>
          </table:table-cell>
          <table:table-cell office:value-type="float" office:value="22851309" calcext:value-type="float">
            <text:p>2285130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cuervo</text:p>
          </table:table-cell>
          <table:table-cell office:value-type="string" calcext:value-type="string">
            <text:p>sara</text:p>
          </table:table-cell>
          <table:table-cell office:value-type="float" office:value="22851309" calcext:value-type="float">
            <text:p>2285130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policano</text:p>
          </table:table-cell>
          <table:table-cell office:value-type="string" calcext:value-type="string">
            <text:p>vanina</text:p>
          </table:table-cell>
          <table:table-cell office:value-type="float" office:value="23104653" calcext:value-type="float">
            <text:p>2310465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7" calcext:value-type="date">
            <text:p>07/03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1" calcext:value-type="date">
            <text:p>21/04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miguel</text:p>
          </table:table-cell>
          <table:table-cell office:value-type="float" office:value="24040623" calcext:value-type="float">
            <text:p>2404062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18" calcext:value-type="date">
            <text:p>18/04/16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miguel</text:p>
          </table:table-cell>
          <table:table-cell office:value-type="float" office:value="24040623" calcext:value-type="float">
            <text:p>2404062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16" calcext:value-type="date">
            <text:p>16/02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12" calcext:value-type="date">
            <text:p>12/04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bolano</text:p>
          </table:table-cell>
          <table:table-cell office:value-type="string" calcext:value-type="string">
            <text:p>soledad</text:p>
          </table:table-cell>
          <table:table-cell office:value-type="float" office:value="24394113" calcext:value-type="float">
            <text:p>2439411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4" calcext:value-type="date">
            <text:p>04/04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 office:value-type="string" calcext:value-type="string">
            <text:p>rolando</text:p>
          </table:table-cell>
          <table:table-cell office:value-type="string" calcext:value-type="string">
            <text:p>juan jose</text:p>
          </table:table-cell>
          <table:table-cell office:value-type="float" office:value="26106065" calcext:value-type="float">
            <text:p>26106065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rolando</text:p>
          </table:table-cell>
          <table:table-cell office:value-type="string" calcext:value-type="string">
            <text:p>juan jose</text:p>
          </table:table-cell>
          <table:table-cell office:value-type="float" office:value="26106065" calcext:value-type="float">
            <text:p>26106065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gonzalo</text:p>
          </table:table-cell>
          <table:table-cell office:value-type="float" office:value="26106715" calcext:value-type="float">
            <text:p>26106715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21" calcext:value-type="date">
            <text:p>21/02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1" calcext:value-type="date">
            <text:p>11/05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 office:value-type="string" calcext:value-type="string">
            <text:p>viñas</text:p>
          </table:table-cell>
          <table:table-cell office:value-type="string" calcext:value-type="string">
            <text:p>mariela</text:p>
          </table:table-cell>
          <table:table-cell office:value-type="float" office:value="26575940" calcext:value-type="float">
            <text:p>26575940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ime</text:p>
          </table:table-cell>
          <table:table-cell office:value-type="float" office:value="27408878" calcext:value-type="float">
            <text:p>2740887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ciappa</text:p>
          </table:table-cell>
          <table:table-cell office:value-type="string" calcext:value-type="string">
            <text:p>julio</text:p>
          </table:table-cell>
          <table:table-cell office:value-type="float" office:value="27528150" calcext:value-type="float">
            <text:p>27528150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ciappa</text:p>
          </table:table-cell>
          <table:table-cell office:value-type="string" calcext:value-type="string">
            <text:p>julio</text:p>
          </table:table-cell>
          <table:table-cell office:value-type="float" office:value="27528150" calcext:value-type="float">
            <text:p>27528150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 office:value-type="string" calcext:value-type="string">
            <text:p>ciappa</text:p>
          </table:table-cell>
          <table:table-cell office:value-type="string" calcext:value-type="string">
            <text:p>julio</text:p>
          </table:table-cell>
          <table:table-cell office:value-type="float" office:value="27528150" calcext:value-type="float">
            <text:p>27528150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 office:value-type="string" calcext:value-type="string">
            <text:p>ianucci</text:p>
          </table:table-cell>
          <table:table-cell office:value-type="string" calcext:value-type="string">
            <text:p>enzo</text:p>
          </table:table-cell>
          <table:table-cell office:value-type="float" office:value="27947678" calcext:value-type="float">
            <text:p>2794767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7" calcext:value-type="date">
            <text:p>07/03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sabrina</text:p>
          </table:table-cell>
          <table:table-cell office:value-type="float" office:value="28768560" calcext:value-type="float">
            <text:p>28768560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re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rep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ceriani</text:p>
          </table:table-cell>
          <table:table-cell office:value-type="string" calcext:value-type="string">
            <text:p>natalia soledad</text:p>
          </table:table-cell>
          <table:table-cell office:value-type="float" office:value="28990816" calcext:value-type="float">
            <text:p>28990816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15" calcext:value-type="date">
            <text:p>15/02/16</text:p>
          </table:table-cell>
          <table:table-cell office:value-type="string" calcext:value-type="string">
            <text:p>demaria</text:p>
          </table:table-cell>
          <table:table-cell office:value-type="string" calcext:value-type="string">
            <text:p>pablo daniel</text:p>
          </table:table-cell>
          <table:table-cell office:value-type="float" office:value="29728322" calcext:value-type="float">
            <text:p>2972832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0" calcext:value-type="date">
            <text:p>10/05/16</text:p>
          </table:table-cell>
          <table:table-cell office:value-type="string" calcext:value-type="string">
            <text:p>demaria</text:p>
          </table:table-cell>
          <table:table-cell office:value-type="string" calcext:value-type="string">
            <text:p>daniel</text:p>
          </table:table-cell>
          <table:table-cell office:value-type="float" office:value="29728322" calcext:value-type="float">
            <text:p>2972832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cricenti</text:p>
          </table:table-cell>
          <table:table-cell office:value-type="string" calcext:value-type="string">
            <text:p>martin</text:p>
          </table:table-cell>
          <table:table-cell office:value-type="float" office:value="29763638" calcext:value-type="float">
            <text:p>2976363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 office:value-type="string" calcext:value-type="string">
            <text:p>cricenti</text:p>
          </table:table-cell>
          <table:table-cell office:value-type="string" calcext:value-type="string">
            <text:p>martin</text:p>
          </table:table-cell>
          <table:table-cell office:value-type="float" office:value="29763638" calcext:value-type="float">
            <text:p>2976363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15" calcext:value-type="date">
            <text:p>15/02/16</text:p>
          </table:table-cell>
          <table:table-cell office:value-type="string" calcext:value-type="string">
            <text:p>galle</text:p>
          </table:table-cell>
          <table:table-cell office:value-type="string" calcext:value-type="string">
            <text:p>betiana</text:p>
          </table:table-cell>
          <table:table-cell office:value-type="float" office:value="29764714" calcext:value-type="float">
            <text:p>2976471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11" calcext:value-type="date">
            <text:p>11/04/16</text:p>
          </table:table-cell>
          <table:table-cell office:value-type="string" calcext:value-type="string">
            <text:p>galle</text:p>
          </table:table-cell>
          <table:table-cell office:value-type="string" calcext:value-type="string">
            <text:p>betiana</text:p>
          </table:table-cell>
          <table:table-cell office:value-type="float" office:value="29764714" calcext:value-type="float">
            <text:p>2976471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galle</text:p>
          </table:table-cell>
          <table:table-cell office:value-type="string" calcext:value-type="string">
            <text:p>betiana</text:p>
          </table:table-cell>
          <table:table-cell office:value-type="float" office:value="29764714" calcext:value-type="float">
            <text:p>2976471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galle</text:p>
          </table:table-cell>
          <table:table-cell office:value-type="string" calcext:value-type="string">
            <text:p>betiana</text:p>
          </table:table-cell>
          <table:table-cell office:value-type="float" office:value="29764714" calcext:value-type="float">
            <text:p>2976471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7" calcext:value-type="date">
            <text:p>17/05/16</text:p>
          </table:table-cell>
          <table:table-cell office:value-type="string" calcext:value-type="string">
            <text:p>ferrari</text:p>
          </table:table-cell>
          <table:table-cell office:value-type="string" calcext:value-type="string">
            <text:p>martin</text:p>
          </table:table-cell>
          <table:table-cell office:value-type="float" office:value="29994251" calcext:value-type="float">
            <text:p>29994251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 office:value-type="string" calcext:value-type="string">
            <text:p>pereira</text:p>
          </table:table-cell>
          <table:table-cell office:value-type="string" calcext:value-type="string">
            <text:p>lorena mabel</text:p>
          </table:table-cell>
          <table:table-cell office:value-type="float" office:value="30078613" calcext:value-type="float">
            <text:p>3007861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15" calcext:value-type="date">
            <text:p>15/02/16</text:p>
          </table:table-cell>
          <table:table-cell office:value-type="string" calcext:value-type="string">
            <text:p>maturano</text:p>
          </table:table-cell>
          <table:table-cell office:value-type="string" calcext:value-type="string">
            <text:p>nicolas francisco</text:p>
          </table:table-cell>
          <table:table-cell office:value-type="float" office:value="30464929" calcext:value-type="float">
            <text:p>3046492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orge</text:p>
          </table:table-cell>
          <table:table-cell office:value-type="float" office:value="30915074" calcext:value-type="float">
            <text:p>3091507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29" calcext:value-type="date">
            <text:p>29/02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orge</text:p>
          </table:table-cell>
          <table:table-cell office:value-type="float" office:value="30915074" calcext:value-type="float">
            <text:p>3091507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1" calcext:value-type="date">
            <text:p>21/04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orge</text:p>
          </table:table-cell>
          <table:table-cell office:value-type="float" office:value="30915074" calcext:value-type="float">
            <text:p>3091507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12" calcext:value-type="date">
            <text:p>12/04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cintia</text:p>
          </table:table-cell>
          <table:table-cell office:value-type="float" office:value="30977682" calcext:value-type="float">
            <text:p>3097768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barbera</text:p>
          </table:table-cell>
          <table:table-cell office:value-type="string" calcext:value-type="string">
            <text:p>noel</text:p>
          </table:table-cell>
          <table:table-cell office:value-type="float" office:value="31586555" calcext:value-type="float">
            <text:p>31586555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mujica</text:p>
          </table:table-cell>
          <table:table-cell office:value-type="string" calcext:value-type="string">
            <text:p>jonathan</text:p>
          </table:table-cell>
          <table:table-cell office:value-type="float" office:value="31586639" calcext:value-type="float">
            <text:p>3158663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mariana noemi</text:p>
          </table:table-cell>
          <table:table-cell office:value-type="float" office:value="31899665" calcext:value-type="float">
            <text:p>31899665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 office:value-type="string" calcext:value-type="string">
            <text:p>lozada</text:p>
          </table:table-cell>
          <table:table-cell office:value-type="string" calcext:value-type="string">
            <text:p>pablo</text:p>
          </table:table-cell>
          <table:table-cell office:value-type="float" office:value="32393755" calcext:value-type="float">
            <text:p>32393755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6" calcext:value-type="date">
            <text:p>26/04/16</text:p>
          </table:table-cell>
          <table:table-cell office:value-type="string" calcext:value-type="string">
            <text:p>lozada</text:p>
          </table:table-cell>
          <table:table-cell office:value-type="string" calcext:value-type="string">
            <text:p>pablo</text:p>
          </table:table-cell>
          <table:table-cell office:value-type="float" office:value="32393755" calcext:value-type="float">
            <text:p>32393755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 office:value-type="string" calcext:value-type="string">
            <text:p>bazan</text:p>
          </table:table-cell>
          <table:table-cell office:value-type="string" calcext:value-type="string">
            <text:p>maria emilia</text:p>
          </table:table-cell>
          <table:table-cell office:value-type="float" office:value="32533293" calcext:value-type="float">
            <text:p>3253329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cantone</text:p>
          </table:table-cell>
          <table:table-cell office:value-type="string" calcext:value-type="string">
            <text:p>analia</text:p>
          </table:table-cell>
          <table:table-cell office:value-type="float" office:value="32686180" calcext:value-type="float">
            <text:p>32686180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cantone</text:p>
          </table:table-cell>
          <table:table-cell office:value-type="string" calcext:value-type="string">
            <text:p>analia</text:p>
          </table:table-cell>
          <table:table-cell office:value-type="float" office:value="32686180" calcext:value-type="float">
            <text:p>32686180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15" calcext:value-type="date">
            <text:p>15/02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0" calcext:value-type="date">
            <text:p>10/03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5" calcext:value-type="date">
            <text:p>25/04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12" calcext:value-type="date">
            <text:p>12/04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feller</text:p>
          </table:table-cell>
          <table:table-cell office:value-type="string" calcext:value-type="string">
            <text:p>elena</text:p>
          </table:table-cell>
          <table:table-cell office:value-type="float" office:value="34488988" calcext:value-type="float">
            <text:p>3448898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1-08" calcext:value-type="date">
            <text:p>08/01/16</text:p>
          </table:table-cell>
          <table:table-cell office:value-type="string" calcext:value-type="string">
            <text:p>delponti</text:p>
          </table:table-cell>
          <table:table-cell office:value-type="string" calcext:value-type="string">
            <text:p>denisse</text:p>
          </table:table-cell>
          <table:table-cell office:value-type="float" office:value="34513776" calcext:value-type="float">
            <text:p>34513776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1-05" calcext:value-type="date">
            <text:p>05/01/16</text:p>
          </table:table-cell>
          <table:table-cell office:value-type="string" calcext:value-type="string">
            <text:p>bogue</text:p>
          </table:table-cell>
          <table:table-cell office:value-type="string" calcext:value-type="string">
            <text:p>rocio</text:p>
          </table:table-cell>
          <table:table-cell office:value-type="float" office:value="34770399" calcext:value-type="float">
            <text:p>3477039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bogue</text:p>
          </table:table-cell>
          <table:table-cell office:value-type="string" calcext:value-type="string">
            <text:p>rocio</text:p>
          </table:table-cell>
          <table:table-cell office:value-type="float" office:value="34770399" calcext:value-type="float">
            <text:p>3477039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29" calcext:value-type="date">
            <text:p>29/02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1" calcext:value-type="date">
            <text:p>21/04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02" calcext:value-type="date">
            <text:p>02/05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2" calcext:value-type="date">
            <text:p>22/04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13" calcext:value-type="date">
            <text:p>13/04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02" calcext:value-type="date">
            <text:p>02/02/16</text:p>
          </table:table-cell>
          <table:table-cell office:value-type="string" calcext:value-type="string">
            <text:p>domenech</text:p>
          </table:table-cell>
          <table:table-cell office:value-type="string" calcext:value-type="string">
            <text:p>maria norma</text:p>
          </table:table-cell>
          <table:table-cell office:value-type="float" office:value="5645429" calcext:value-type="float">
            <text:p>5645429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domenech</text:p>
          </table:table-cell>
          <table:table-cell office:value-type="string" calcext:value-type="string">
            <text:p>norma</text:p>
          </table:table-cell>
          <table:table-cell office:value-type="float" office:value="5645429" calcext:value-type="float">
            <text:p>5645429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3-01" calcext:value-type="date">
            <text:p>01/03/16</text:p>
          </table:table-cell>
          <table:table-cell office:value-type="string" calcext:value-type="string">
            <text:p>domenech</text:p>
          </table:table-cell>
          <table:table-cell office:value-type="string" calcext:value-type="string">
            <text:p>norma</text:p>
          </table:table-cell>
          <table:table-cell office:value-type="float" office:value="5645429" calcext:value-type="float">
            <text:p>5645429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26" calcext:value-type="date">
            <text:p>26/04/16</text:p>
          </table:table-cell>
          <table:table-cell office:value-type="string" calcext:value-type="string">
            <text:p>domenech</text:p>
          </table:table-cell>
          <table:table-cell office:value-type="string" calcext:value-type="string">
            <text:p>maria norma</text:p>
          </table:table-cell>
          <table:table-cell office:value-type="float" office:value="5645429" calcext:value-type="float">
            <text:p>5645429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boleta de salida sin horario de finalizacion</text:p>
          </table:table-cell>
          <table:table-cell office:value-type="time" office:time-value="PT10H00M00S" calcext:value-type="time">
            <text:p>10:00:00</text:p>
          </table:table-cell>
          <table:table-cell table:number-columns-repeated="1018"/>
        </table:table-row>
        <table:table-row table:style-name="ro1">
          <table:table-cell office:value-type="date" office:date-value="2016-03-09" calcext:value-type="date">
            <text:p>09/03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í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10" calcext:value-type="date">
            <text:p>10/05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boleta de salida</text:p>
          </table:table-cell>
          <table:table-cell office:value-type="time" office:time-value="PT11H45M00S" calcext:value-type="time">
            <text:p>11:45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bustamante</text:p>
          </table:table-cell>
          <table:table-cell office:value-type="string" calcext:value-type="string">
            <text:p>maria elena</text:p>
          </table:table-cell>
          <table:table-cell office:value-type="float" office:value="6666612" calcext:value-type="float">
            <text:p>6666612</text:p>
          </table:table-cell>
          <table:table-cell office:value-type="string" calcext:value-type="string">
            <text:p>boleta de salida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bustamante</text:p>
          </table:table-cell>
          <table:table-cell office:value-type="string" calcext:value-type="string">
            <text:p>maria elena</text:p>
          </table:table-cell>
          <table:table-cell office:value-type="float" office:value="6666612" calcext:value-type="float">
            <text:p>6666612</text:p>
          </table:table-cell>
          <table:table-cell office:value-type="string" calcext:value-type="string">
            <text:p>boleta de salida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4-29" calcext:value-type="date">
            <text:p>29/04/16</text:p>
          </table:table-cell>
          <table:table-cell office:value-type="string" calcext:value-type="string">
            <text:p>bustamante</text:p>
          </table:table-cell>
          <table:table-cell office:value-type="string" calcext:value-type="string">
            <text:p>maria elena</text:p>
          </table:table-cell>
          <table:table-cell office:value-type="float" office:value="6666612" calcext:value-type="float">
            <text:p>6666612</text:p>
          </table:table-cell>
          <table:table-cell office:value-type="string" calcext:value-type="string">
            <text:p>boleta de salida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office:value-type="date" office:date-value="2016-05-07" calcext:value-type="date">
            <text:p>07/05/16</text:p>
          </table:table-cell>
          <table:table-cell office:value-type="string" calcext:value-type="string">
            <text:p>bustamante</text:p>
          </table:table-cell>
          <table:table-cell office:value-type="string" calcext:value-type="string">
            <text:p>maria elena</text:p>
          </table:table-cell>
          <table:table-cell office:value-type="float" office:value="6666612" calcext:value-type="float">
            <text:p>6666612</text:p>
          </table:table-cell>
          <table:table-cell office:value-type="string" calcext:value-type="string">
            <text:p>boleta de salida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tona</text:p>
          </table:table-cell>
          <table:table-cell office:value-type="string" calcext:value-type="string">
            <text:p>carlos</text:p>
          </table:table-cell>
          <table:table-cell office:value-type="float" office:value="10477843" calcext:value-type="float">
            <text:p>10477843</text:p>
          </table:table-cell>
          <table:table-cell office:value-type="string" calcext:value-type="string">
            <text:p>boleta de salida</text:p>
          </table:table-cell>
          <table:table-cell office:value-type="time" office:time-value="PT37H00M00S" calcext:value-type="time">
            <text:p>13:00:00</text:p>
          </table:table-cell>
          <table:table-cell office:value-type="time" office:time-value="PT38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tona</text:p>
          </table:table-cell>
          <table:table-cell office:value-type="string" calcext:value-type="string">
            <text:p>carlos</text:p>
          </table:table-cell>
          <table:table-cell office:value-type="float" office:value="10477843" calcext:value-type="float">
            <text:p>10477843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tona</text:p>
          </table:table-cell>
          <table:table-cell office:value-type="string" calcext:value-type="string">
            <text:p>carlos</text:p>
          </table:table-cell>
          <table:table-cell office:value-type="float" office:value="10477843" calcext:value-type="float">
            <text:p>10477843</text:p>
          </table:table-cell>
          <table:table-cell table:style-name="ce4"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17" calcext:value-type="date">
            <text:p>17/03/16</text:p>
          </table:table-cell>
          <table:table-cell office:value-type="string" calcext:value-type="string">
            <text:p>carugo</text:p>
          </table:table-cell>
          <table:table-cell office:value-type="string" calcext:value-type="string">
            <text:p>elida</text:p>
          </table:table-cell>
          <table:table-cell office:value-type="float" office:value="10659983" calcext:value-type="float">
            <text:p>10659983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3H30M00S" calcext:value-type="time">
            <text:p>13:30:00</text:p>
          </table:table-cell>
          <table:table-cell table:number-columns-repeated="1017"/>
        </table:table-row>
        <table:table-row table:style-name="ro1">
          <table:table-cell office:value-type="date" office:date-value="2015-03-01" calcext:value-type="date">
            <text:p>01/03/15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boleta de salida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boleta de salida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5-03" calcext:value-type="date">
            <text:p>03/05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boleta de salida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5H30M00S" calcext:value-type="time">
            <text:p>15:30:00</text:p>
          </table:table-cell>
          <table:table-cell table:number-columns-repeated="1017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boleta de salida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6H00M00S" calcext:value-type="time">
            <text:p>16:00:00</text:p>
          </table:table-cell>
          <table:table-cell table:number-columns-repeated="1017"/>
        </table:table-row>
        <table:table-row table:style-name="ro1">
          <table:table-cell office:value-type="date" office:date-value="2016-03-17" calcext:value-type="date">
            <text:p>17/03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boleta de salida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6H00M00S" calcext:value-type="time">
            <text:p>16:00:00</text:p>
          </table:table-cell>
          <table:table-cell table:number-columns-repeated="1017"/>
        </table:table-row>
        <table:table-row table:style-name="ro1">
          <table:table-cell office:value-type="date" office:date-value="2016-04-11" calcext:value-type="date">
            <text:p>11/04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boleta de salida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6H00M00S" calcext:value-type="time">
            <text:p>16:00:00</text:p>
          </table:table-cell>
          <table:table-cell table:number-columns-repeated="1017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boleta de salida sin horario de finalizacion</text:p>
          </table:table-cell>
          <table:table-cell office:value-type="time" office:time-value="PT14H30M00S" calcext:value-type="time">
            <text:p>14:30:00</text:p>
          </table:table-cell>
          <table:table-cell table:number-columns-repeated="1018"/>
        </table:table-row>
        <table:table-row table:style-name="ro1"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seminara</text:p>
          </table:table-cell>
          <table:table-cell office:value-type="string" calcext:value-type="string">
            <text:p>alejandro</text:p>
          </table:table-cell>
          <table:table-cell office:value-type="float" office:value="12942632" calcext:value-type="float">
            <text:p>12942632</text:p>
          </table:table-cell>
          <table:table-cell office:value-type="string" calcext:value-type="string">
            <text:p>boleta de salida</text:p>
          </table:table-cell>
          <table:table-cell office:value-type="time" office:time-value="PT11H15M00S" calcext:value-type="time">
            <text:p>11:15:00</text:p>
          </table:table-cell>
          <table:table-cell office:value-type="time" office:time-value="PT13H29M00S" calcext:value-type="time">
            <text:p>13:29:00</text:p>
          </table:table-cell>
          <table:table-cell table:number-columns-repeated="1017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seminara</text:p>
          </table:table-cell>
          <table:table-cell office:value-type="string" calcext:value-type="string">
            <text:p>alejandro</text:p>
          </table:table-cell>
          <table:table-cell office:value-type="float" office:value="12942632" calcext:value-type="float">
            <text:p>12942632</text:p>
          </table:table-cell>
          <table:table-cell office:value-type="string" calcext:value-type="string">
            <text:p>boleta de salida</text:p>
          </table:table-cell>
          <table:table-cell office:value-type="time" office:time-value="PT13H15M00S" calcext:value-type="time">
            <text:p>13:15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seminara</text:p>
          </table:table-cell>
          <table:table-cell office:value-type="string" calcext:value-type="string">
            <text:p>alejandro</text:p>
          </table:table-cell>
          <table:table-cell office:value-type="float" office:value="12942632" calcext:value-type="float">
            <text:p>12942632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praderio</text:p>
          </table:table-cell>
          <table:table-cell office:value-type="string" calcext:value-type="string">
            <text:p>susana</text:p>
          </table:table-cell>
          <table:table-cell office:value-type="float" office:value="13000057" calcext:value-type="float">
            <text:p>13000057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praderio</text:p>
          </table:table-cell>
          <table:table-cell office:value-type="string" calcext:value-type="string">
            <text:p>susana</text:p>
          </table:table-cell>
          <table:table-cell office:value-type="float" office:value="13000057" calcext:value-type="float">
            <text:p>13000057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praderio</text:p>
          </table:table-cell>
          <table:table-cell office:value-type="string" calcext:value-type="string">
            <text:p>susana</text:p>
          </table:table-cell>
          <table:table-cell office:value-type="float" office:value="13000057" calcext:value-type="float">
            <text:p>13000057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praderio</text:p>
          </table:table-cell>
          <table:table-cell office:value-type="string" calcext:value-type="string">
            <text:p>susana</text:p>
          </table:table-cell>
          <table:table-cell office:value-type="float" office:value="13000057" calcext:value-type="float">
            <text:p>13000057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praderio</text:p>
          </table:table-cell>
          <table:table-cell office:value-type="string" calcext:value-type="string">
            <text:p>susana</text:p>
          </table:table-cell>
          <table:table-cell office:value-type="float" office:value="13000057" calcext:value-type="float">
            <text:p>13000057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27" calcext:value-type="date">
            <text:p>27/04/16</text:p>
          </table:table-cell>
          <table:table-cell office:value-type="string" calcext:value-type="string">
            <text:p>praderio</text:p>
          </table:table-cell>
          <table:table-cell office:value-type="string" calcext:value-type="string">
            <text:p>susana</text:p>
          </table:table-cell>
          <table:table-cell office:value-type="float" office:value="13000057" calcext:value-type="float">
            <text:p>13000057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29" calcext:value-type="date">
            <text:p>29/02/16</text:p>
          </table:table-cell>
          <table:table-cell office:value-type="string" calcext:value-type="string">
            <text:p>pis</text:p>
          </table:table-cell>
          <table:table-cell office:value-type="string" calcext:value-type="string">
            <text:p>patricia</text:p>
          </table:table-cell>
          <table:table-cell office:value-type="float" office:value="13581982" calcext:value-type="float">
            <text:p>13581982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21" calcext:value-type="date">
            <text:p>21/04/16</text:p>
          </table:table-cell>
          <table:table-cell office:value-type="string" calcext:value-type="string">
            <text:p>ganduglia</text:p>
          </table:table-cell>
          <table:table-cell office:value-type="string" calcext:value-type="string">
            <text:p>graciela</text:p>
          </table:table-cell>
          <table:table-cell office:value-type="float" office:value="14269601" calcext:value-type="float">
            <text:p>14269601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balleto</text:p>
          </table:table-cell>
          <table:table-cell office:value-type="string" calcext:value-type="string">
            <text:p>marcelo</text:p>
          </table:table-cell>
          <table:table-cell office:value-type="float" office:value="16761468" calcext:value-type="float">
            <text:p>16761468</text:p>
          </table:table-cell>
          <table:table-cell office:value-type="string" calcext:value-type="string">
            <text:p>boleta de salida</text:p>
          </table:table-cell>
          <table:table-cell office:value-type="time" office:time-value="PT08H15M00S" calcext:value-type="time">
            <text:p>08:15:00</text:p>
          </table:table-cell>
          <table:table-cell office:value-type="time" office:time-value="PT11H15M00S" calcext:value-type="time">
            <text:p>11:15:00</text:p>
          </table:table-cell>
          <table:table-cell table:number-columns-repeated="1017"/>
        </table:table-row>
        <table:table-row table:style-name="ro1">
          <table:table-cell office:value-type="date" office:date-value="2016-03-01" calcext:value-type="date">
            <text:p>01/03/16</text:p>
          </table:table-cell>
          <table:table-cell office:value-type="string" calcext:value-type="string">
            <text:p>balleto</text:p>
          </table:table-cell>
          <table:table-cell office:value-type="string" calcext:value-type="string">
            <text:p>marcelo</text:p>
          </table:table-cell>
          <table:table-cell office:value-type="float" office:value="16761468" calcext:value-type="float">
            <text:p>16761468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21" calcext:value-type="date">
            <text:p>21/04/16</text:p>
          </table:table-cell>
          <table:table-cell office:value-type="string" calcext:value-type="string">
            <text:p>balleto</text:p>
          </table:table-cell>
          <table:table-cell office:value-type="string" calcext:value-type="string">
            <text:p>marcelo</text:p>
          </table:table-cell>
          <table:table-cell office:value-type="float" office:value="16761468" calcext:value-type="float">
            <text:p>16761468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11" calcext:value-type="date">
            <text:p>11/05/16</text:p>
          </table:table-cell>
          <table:table-cell office:value-type="string" calcext:value-type="string">
            <text:p>balleto</text:p>
          </table:table-cell>
          <table:table-cell office:value-type="string" calcext:value-type="string">
            <text:p>marcelo</text:p>
          </table:table-cell>
          <table:table-cell office:value-type="float" office:value="16761468" calcext:value-type="float">
            <text:p>16761468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molteni</text:p>
          </table:table-cell>
          <table:table-cell office:value-type="string" calcext:value-type="string">
            <text:p>estela</text:p>
          </table:table-cell>
          <table:table-cell office:value-type="float" office:value="17082410" calcext:value-type="float">
            <text:p>17082410</text:p>
          </table:table-cell>
          <table:table-cell office:value-type="string" calcext:value-type="string">
            <text:p>boleta de salida sin horario</text:p>
          </table:table-cell>
          <table:table-cell table:number-columns-repeated="1019"/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 office:value-type="string" calcext:value-type="string">
            <text:p>molteni</text:p>
          </table:table-cell>
          <table:table-cell office:value-type="string" calcext:value-type="string">
            <text:p>estela</text:p>
          </table:table-cell>
          <table:table-cell office:value-type="float" office:value="17082410" calcext:value-type="float">
            <text:p>17082410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3H30M00S" calcext:value-type="time">
            <text:p>13:30:00</text:p>
          </table:table-cell>
          <table:table-cell table:number-columns-repeated="1017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pallicer</text:p>
          </table:table-cell>
          <table:table-cell office:value-type="string" calcext:value-type="string">
            <text:p>marcelo</text:p>
          </table:table-cell>
          <table:table-cell office:value-type="float" office:value="17226021" calcext:value-type="float">
            <text:p>17226021</text:p>
          </table:table-cell>
          <table:table-cell office:value-type="string" calcext:value-type="string">
            <text:p>boleta de salida</text:p>
          </table:table-cell>
          <table:table-cell office:value-type="time" office:time-value="PT10H30M00S" calcext:value-type="time">
            <text:p>10:30:00</text:p>
          </table:table-cell>
          <table:table-cell office:value-type="time" office:time-value="PT12H30M00S" calcext:value-type="time">
            <text:p>12:30:00</text:p>
          </table:table-cell>
          <table:table-cell table:number-columns-repeated="1017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pallicer</text:p>
          </table:table-cell>
          <table:table-cell office:value-type="string" calcext:value-type="string">
            <text:p>marcelo</text:p>
          </table:table-cell>
          <table:table-cell office:value-type="float" office:value="17226021" calcext:value-type="float">
            <text:p>17226021</text:p>
          </table:table-cell>
          <table:table-cell office:value-type="string" calcext:value-type="string">
            <text:p>boleta de salida</text:p>
          </table:table-cell>
          <table:table-cell office:value-type="time" office:time-value="PT09H30M00S" calcext:value-type="time">
            <text:p>09:30:00</text:p>
          </table:table-cell>
          <table:table-cell office:value-type="time" office:time-value="PT11H30M00S" calcext:value-type="time">
            <text:p>11:30:00</text:p>
          </table:table-cell>
          <table:table-cell table:number-columns-repeated="1017"/>
        </table:table-row>
        <table:table-row table:style-name="ro1">
          <table:table-cell office:value-type="date" office:date-value="2016-04-13" calcext:value-type="date">
            <text:p>13/04/16</text:p>
          </table:table-cell>
          <table:table-cell office:value-type="string" calcext:value-type="string">
            <text:p>carrizo</text:p>
          </table:table-cell>
          <table:table-cell office:value-type="string" calcext:value-type="string">
            <text:p>sergio</text:p>
          </table:table-cell>
          <table:table-cell office:value-type="float" office:value="17880332" calcext:value-type="float">
            <text:p>17880332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2H00M00S" calcext:value-type="time">
            <text:p>12:00:00</text:p>
          </table:table-cell>
          <table:table-cell table:number-columns-repeated="1017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boleta de salida sin horario de finalizacion</text:p>
          </table:table-cell>
          <table:table-cell office:value-type="time" office:time-value="PT11H30M00S" calcext:value-type="time">
            <text:p>11:30:00</text:p>
          </table:table-cell>
          <table:table-cell table:number-columns-repeated="1018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2-22" calcext:value-type="date">
            <text:p>22/02/16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fabiana</text:p>
          </table:table-cell>
          <table:table-cell office:value-type="float" office:value="18135707" calcext:value-type="float">
            <text:p>18135707</text:p>
          </table:table-cell>
          <table:table-cell office:value-type="string" calcext:value-type="string">
            <text:p>boleta de salida</text:p>
          </table:table-cell>
          <table:table-cell office:value-type="time" office:time-value="PT12H10M00S" calcext:value-type="time">
            <text:p>12:1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25" calcext:value-type="date">
            <text:p>25/04/16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juan <text:s/>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monges</text:p>
          </table:table-cell>
          <table:table-cell office:value-type="string" calcext:value-type="string">
            <text:p>jorge</text:p>
          </table:table-cell>
          <table:table-cell office:value-type="float" office:value="18854479" calcext:value-type="float">
            <text:p>18854479</text:p>
          </table:table-cell>
          <table:table-cell office:value-type="string" calcext:value-type="string">
            <text:p>boleta de salida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9H00M00S" calcext:value-type="time">
            <text:p>19:00:00</text:p>
          </table:table-cell>
          <table:table-cell table:number-columns-repeated="1017"/>
        </table:table-row>
        <table:table-row table:style-name="ro1"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monges</text:p>
          </table:table-cell>
          <table:table-cell office:value-type="string" calcext:value-type="string">
            <text:p>jorge</text:p>
          </table:table-cell>
          <table:table-cell office:value-type="float" office:value="18854479" calcext:value-type="float">
            <text:p>18854479</text:p>
          </table:table-cell>
          <table:table-cell office:value-type="string" calcext:value-type="string">
            <text:p>boleta de salida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30M00S" calcext:value-type="time">
            <text:p>18:30:00</text:p>
          </table:table-cell>
          <table:table-cell table:number-columns-repeated="1017"/>
        </table:table-row>
        <table:table-row table:style-name="ro1">
          <table:table-cell office:value-type="date" office:date-value="2016-04-22" calcext:value-type="date">
            <text:p>22/04/16</text:p>
          </table:table-cell>
          <table:table-cell office:value-type="string" calcext:value-type="string">
            <text:p>monges</text:p>
          </table:table-cell>
          <table:table-cell office:value-type="string" calcext:value-type="string">
            <text:p>jorge</text:p>
          </table:table-cell>
          <table:table-cell office:value-type="float" office:value="18854479" calcext:value-type="float">
            <text:p>18854479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6H00M00S" calcext:value-type="time">
            <text:p>16:00:00</text:p>
          </table:table-cell>
          <table:table-cell table:number-columns-repeated="1017"/>
        </table:table-row>
        <table:table-row table:style-name="ro1">
          <table:table-cell office:value-type="date" office:date-value="2016-03-30" calcext:value-type="date">
            <text:p>30/03/16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gabriela</text:p>
          </table:table-cell>
          <table:table-cell office:value-type="float" office:value="20256822" calcext:value-type="float">
            <text:p>20256822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26" calcext:value-type="date">
            <text:p>26/04/16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gabriela</text:p>
          </table:table-cell>
          <table:table-cell office:value-type="float" office:value="20256822" calcext:value-type="float">
            <text:p>20256822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canepa</text:p>
          </table:table-cell>
          <table:table-cell office:value-type="string" calcext:value-type="string">
            <text:p>maria</text:p>
          </table:table-cell>
          <table:table-cell office:value-type="float" office:value="21616197" calcext:value-type="float">
            <text:p>21616197</text:p>
          </table:table-cell>
          <table:table-cell office:value-type="string" calcext:value-type="string">
            <text:p>boleta de salida</text:p>
          </table:table-cell>
          <table:table-cell table:number-columns-repeated="1019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canepa</text:p>
          </table:table-cell>
          <table:table-cell office:value-type="string" calcext:value-type="string">
            <text:p>maria</text:p>
          </table:table-cell>
          <table:table-cell office:value-type="float" office:value="21616197" calcext:value-type="float">
            <text:p>21616197</text:p>
          </table:table-cell>
          <table:table-cell office:value-type="string" calcext:value-type="string">
            <text:p>boleta de salida</text:p>
          </table:table-cell>
          <table:table-cell office:value-type="time" office:time-value="PT17H30M00S" calcext:value-type="time">
            <text:p>17:30:00</text:p>
          </table:table-cell>
          <table:table-cell office:value-type="time" office:time-value="PT19H00M00S" calcext:value-type="time">
            <text:p>19:00:00</text:p>
          </table:table-cell>
          <table:table-cell table:number-columns-repeated="1017"/>
        </table:table-row>
        <table:table-row table:style-name="ro1">
          <table:table-cell office:value-type="date" office:date-value="2016-03-30" calcext:value-type="date">
            <text:p>30/03/16</text:p>
          </table:table-cell>
          <table:table-cell office:value-type="string" calcext:value-type="string">
            <text:p>canepa</text:p>
          </table:table-cell>
          <table:table-cell office:value-type="string" calcext:value-type="string">
            <text:p>maria</text:p>
          </table:table-cell>
          <table:table-cell office:value-type="float" office:value="21616197" calcext:value-type="float">
            <text:p>21616197</text:p>
          </table:table-cell>
          <table:table-cell office:value-type="string" calcext:value-type="string">
            <text:p>boleta de salida</text:p>
          </table:table-cell>
          <table:table-cell office:value-type="time" office:time-value="PT17H30M00S" calcext:value-type="time">
            <text:p>17:30:00</text:p>
          </table:table-cell>
          <table:table-cell office:value-type="time" office:time-value="PT19H00M00S" calcext:value-type="time">
            <text:p>19:00:00</text:p>
          </table:table-cell>
          <table:table-cell table:number-columns-repeated="1017"/>
        </table:table-row>
        <table:table-row table:style-name="ro1">
          <table:table-cell office:value-type="date" office:date-value="2016-04-13" calcext:value-type="date">
            <text:p>13/04/16</text:p>
          </table:table-cell>
          <table:table-cell office:value-type="string" calcext:value-type="string">
            <text:p>canepa</text:p>
          </table:table-cell>
          <table:table-cell office:value-type="string" calcext:value-type="string">
            <text:p>maria</text:p>
          </table:table-cell>
          <table:table-cell office:value-type="float" office:value="21616197" calcext:value-type="float">
            <text:p>21616197</text:p>
          </table:table-cell>
          <table:table-cell office:value-type="string" calcext:value-type="string">
            <text:p>boleta de salida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19H00M00S" calcext:value-type="time">
            <text:p>19:00:00</text:p>
          </table:table-cell>
          <table:table-cell table:number-columns-repeated="1017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canepa</text:p>
          </table:table-cell>
          <table:table-cell office:value-type="string" calcext:value-type="string">
            <text:p>maria</text:p>
          </table:table-cell>
          <table:table-cell office:value-type="float" office:value="21616197" calcext:value-type="float">
            <text:p>21616197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9H00M00S" calcext:value-type="time">
            <text:p>19:00:00</text:p>
          </table:table-cell>
          <table:table-cell table:number-columns-repeated="1017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bala</text:p>
          </table:table-cell>
          <table:table-cell office:value-type="string" calcext:value-type="string">
            <text:p>paula</text:p>
          </table:table-cell>
          <table:table-cell office:value-type="float" office:value="22132177" calcext:value-type="float">
            <text:p>22132177</text:p>
          </table:table-cell>
          <table:table-cell office:value-type="string" calcext:value-type="string">
            <text:p>boleta de salida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andrea</text:p>
          </table:table-cell>
          <table:table-cell office:value-type="float" office:value="22598244" calcext:value-type="float">
            <text:p>22598244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andrea</text:p>
          </table:table-cell>
          <table:table-cell office:value-type="float" office:value="22598244" calcext:value-type="float">
            <text:p>22598244</text:p>
          </table:table-cell>
          <table:table-cell office:value-type="string" calcext:value-type="string">
            <text:p>boleta de salida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03" calcext:value-type="date">
            <text:p>03/05/16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andrea</text:p>
          </table:table-cell>
          <table:table-cell office:value-type="float" office:value="22598244" calcext:value-type="float">
            <text:p>22598244</text:p>
          </table:table-cell>
          <table:table-cell office:value-type="string" calcext:value-type="string">
            <text:p>boleta de salida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8"/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 office:value-type="string" calcext:value-type="string">
            <text:p>asenjo</text:p>
          </table:table-cell>
          <table:table-cell office:value-type="string" calcext:value-type="string">
            <text:p>laura</text:p>
          </table:table-cell>
          <table:table-cell office:value-type="float" office:value="22669673" calcext:value-type="float">
            <text:p>22669673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arzuaga</text:p>
          </table:table-cell>
          <table:table-cell office:value-type="string" calcext:value-type="string">
            <text:p>mariana</text:p>
          </table:table-cell>
          <table:table-cell office:value-type="float" office:value="22675379" calcext:value-type="float">
            <text:p>22675379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 office:value-type="string" calcext:value-type="string">
            <text:p>arzuaga</text:p>
          </table:table-cell>
          <table:table-cell office:value-type="string" calcext:value-type="string">
            <text:p>mariana</text:p>
          </table:table-cell>
          <table:table-cell office:value-type="float" office:value="22675379" calcext:value-type="float">
            <text:p>22675379</text:p>
          </table:table-cell>
          <table:table-cell office:value-type="string" calcext:value-type="string">
            <text:p>boleta de salida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30M00S" calcext:value-type="time">
            <text:p>14:30:00</text:p>
          </table:table-cell>
          <table:table-cell table:number-columns-repeated="1017"/>
        </table:table-row>
        <table:table-row table:style-name="ro1"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arzuaga</text:p>
          </table:table-cell>
          <table:table-cell office:value-type="string" calcext:value-type="string">
            <text:p>mariana</text:p>
          </table:table-cell>
          <table:table-cell office:value-type="float" office:value="22675379" calcext:value-type="float">
            <text:p>22675379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 office:value-type="string" calcext:value-type="string">
            <text:p>cuervo</text:p>
          </table:table-cell>
          <table:table-cell office:value-type="string" calcext:value-type="string">
            <text:p>sara</text:p>
          </table:table-cell>
          <table:table-cell office:value-type="float" office:value="22851309" calcext:value-type="float">
            <text:p>22851309</text:p>
          </table:table-cell>
          <table:table-cell office:value-type="string" calcext:value-type="string">
            <text:p>boleta de salida</text:p>
          </table:table-cell>
          <table:table-cell office:value-type="time" office:time-value="PT09H30M00S" calcext:value-type="time">
            <text:p>09:30:00</text:p>
          </table:table-cell>
          <table:table-cell office:value-type="time" office:time-value="PT10H10M00S" calcext:value-type="time">
            <text:p>10:10:00</text:p>
          </table:table-cell>
          <table:table-cell table:number-columns-repeated="1017"/>
        </table:table-row>
        <table:table-row table:style-name="ro1">
          <table:table-cell office:value-type="date" office:date-value="2016-04-05" calcext:value-type="date">
            <text:p>05/04/16</text:p>
          </table:table-cell>
          <table:table-cell office:value-type="string" calcext:value-type="string">
            <text:p>cuervo</text:p>
          </table:table-cell>
          <table:table-cell office:value-type="string" calcext:value-type="string">
            <text:p>sara</text:p>
          </table:table-cell>
          <table:table-cell office:value-type="float" office:value="22851309" calcext:value-type="float">
            <text:p>22851309</text:p>
          </table:table-cell>
          <table:table-cell office:value-type="string" calcext:value-type="string">
            <text:p>boleta de salida</text:p>
          </table:table-cell>
          <table:table-cell office:value-type="time" office:time-value="PT08H50M00S" calcext:value-type="time">
            <text:p>08:50:00</text:p>
          </table:table-cell>
          <table:table-cell office:value-type="time" office:time-value="PT09H30M00S" calcext:value-type="time">
            <text:p>09:30:00</text:p>
          </table:table-cell>
          <table:table-cell table:number-columns-repeated="1017"/>
        </table:table-row>
        <table:table-row table:style-name="ro1">
          <table:table-cell office:value-type="date" office:date-value="2016-03-16" calcext:value-type="date">
            <text:p>16/03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28" calcext:value-type="date">
            <text:p>28/03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boleta de salida</text:p>
          </table:table-cell>
          <table:table-cell office:value-type="time" office:time-value="PT09H50M00S" calcext:value-type="time">
            <text:p>09:50:00</text:p>
          </table:table-cell>
          <table:table-cell office:value-type="time" office:time-value="PT11H00M00S" calcext:value-type="time">
            <text:p>11:00:00</text:p>
          </table:table-cell>
          <table:table-cell table:number-columns-repeated="1017"/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15M00S" calcext:value-type="time">
            <text:p>10:15:00</text:p>
          </table:table-cell>
          <table:table-cell table:number-columns-repeated="1017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tantarelli</text:p>
          </table:table-cell>
          <table:table-cell office:value-type="string" calcext:value-type="string">
            <text:p>paola</text:p>
          </table:table-cell>
          <table:table-cell office:value-type="float" office:value="23818832" calcext:value-type="float">
            <text:p>23818832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tantarelli</text:p>
          </table:table-cell>
          <table:table-cell office:value-type="string" calcext:value-type="string">
            <text:p>paola</text:p>
          </table:table-cell>
          <table:table-cell office:value-type="float" office:value="23818832" calcext:value-type="float">
            <text:p>23818832</text:p>
          </table:table-cell>
          <table:table-cell office:value-type="string" calcext:value-type="string">
            <text:p>boleta de salida</text:p>
          </table:table-cell>
          <table:table-cell office:value-type="time" office:time-value="PT13H35M00S" calcext:value-type="time">
            <text:p>13:35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 office:value-type="string" calcext:value-type="string">
            <text:p>tantarelli</text:p>
          </table:table-cell>
          <table:table-cell office:value-type="string" calcext:value-type="string">
            <text:p>paola</text:p>
          </table:table-cell>
          <table:table-cell office:value-type="float" office:value="23818832" calcext:value-type="float">
            <text:p>23818832</text:p>
          </table:table-cell>
          <table:table-cell office:value-type="string" calcext:value-type="string">
            <text:p>boleta de salida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4H15M00S" calcext:value-type="time">
            <text:p>14:15:00</text:p>
          </table:table-cell>
          <table:table-cell table:number-columns-repeated="1017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tantarelli</text:p>
          </table:table-cell>
          <table:table-cell office:value-type="string" calcext:value-type="string">
            <text:p>paola</text:p>
          </table:table-cell>
          <table:table-cell office:value-type="float" office:value="23818832" calcext:value-type="float">
            <text:p>23818832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miguel</text:p>
          </table:table-cell>
          <table:table-cell office:value-type="float" office:value="24040623" calcext:value-type="float">
            <text:p>24040623</text:p>
          </table:table-cell>
          <table:table-cell office:value-type="string" calcext:value-type="string">
            <text:p>boleta de salida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4H25M00S" calcext:value-type="time">
            <text:p>14:25:00</text:p>
          </table:table-cell>
          <table:table-cell table:number-columns-repeated="1017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miguel</text:p>
          </table:table-cell>
          <table:table-cell office:value-type="float" office:value="24040623" calcext:value-type="float">
            <text:p>24040623</text:p>
          </table:table-cell>
          <table:table-cell office:value-type="string" calcext:value-type="string">
            <text:p>boleta de salida</text:p>
          </table:table-cell>
          <table:table-cell office:value-type="time" office:time-value="PT09H37M00S" calcext:value-type="time">
            <text:p>09:37:00</text:p>
          </table:table-cell>
          <table:table-cell office:value-type="time" office:time-value="PT10H05M00S" calcext:value-type="time">
            <text:p>10:05:00</text:p>
          </table:table-cell>
          <table:table-cell table:number-columns-repeated="1017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juan miguel</text:p>
          </table:table-cell>
          <table:table-cell office:value-type="float" office:value="24040623" calcext:value-type="float">
            <text:p>24040623</text:p>
          </table:table-cell>
          <table:table-cell office:value-type="string" calcext:value-type="string">
            <text:p>boleta de salida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6H00M00S" calcext:value-type="time">
            <text:p>16:00:00</text:p>
          </table:table-cell>
          <table:table-cell table:number-columns-repeated="1017"/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juan miguel</text:p>
          </table:table-cell>
          <table:table-cell office:value-type="float" office:value="24040623" calcext:value-type="float">
            <text:p>24040623</text:p>
          </table:table-cell>
          <table:table-cell office:value-type="string" calcext:value-type="string">
            <text:p>boleta de salida</text:p>
          </table:table-cell>
          <table:table-cell office:value-type="time" office:time-value="PT15H50M00S" calcext:value-type="time">
            <text:p>15:50:00</text:p>
          </table:table-cell>
          <table:table-cell office:value-type="time" office:time-value="PT16H00M00S" calcext:value-type="time">
            <text:p>16:00:00</text:p>
          </table:table-cell>
          <table:table-cell table:number-columns-repeated="1017"/>
        </table:table-row>
        <table:table-row table:style-name="ro1"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ocampo turio</text:p>
          </table:table-cell>
          <table:table-cell office:value-type="string" calcext:value-type="string">
            <text:p>maria soledad</text:p>
          </table:table-cell>
          <table:table-cell office:value-type="float" office:value="24167499" calcext:value-type="float">
            <text:p>24167499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01" calcext:value-type="date">
            <text:p>01/03/16</text:p>
          </table:table-cell>
          <table:table-cell office:value-type="string" calcext:value-type="string">
            <text:p>ocampo turio</text:p>
          </table:table-cell>
          <table:table-cell office:value-type="string" calcext:value-type="string">
            <text:p>maria soledad</text:p>
          </table:table-cell>
          <table:table-cell office:value-type="float" office:value="24167499" calcext:value-type="float">
            <text:p>24167499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 office:value-type="string" calcext:value-type="string">
            <text:p>ocampo turio</text:p>
          </table:table-cell>
          <table:table-cell office:value-type="string" calcext:value-type="string">
            <text:p>soledad</text:p>
          </table:table-cell>
          <table:table-cell office:value-type="float" office:value="24167499" calcext:value-type="float">
            <text:p>24167499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03" calcext:value-type="date">
            <text:p>03/02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boleta de salida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19H00M00S" calcext:value-type="time">
            <text:p>19:00:00</text:p>
          </table:table-cell>
          <table:table-cell table:number-columns-repeated="1017"/>
        </table:table-row>
        <table:table-row table:style-name="ro1">
          <table:table-cell office:value-type="date" office:date-value="2016-03-17" calcext:value-type="date">
            <text:p>17/03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boleta de salida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4-14" calcext:value-type="date">
            <text:p>14/04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5-02" calcext:value-type="date">
            <text:p>02/05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3-09" calcext:value-type="date">
            <text:p>09/03/16</text:p>
          </table:table-cell>
          <table:table-cell office:value-type="string" calcext:value-type="string">
            <text:p>bolano</text:p>
          </table:table-cell>
          <table:table-cell office:value-type="string" calcext:value-type="string">
            <text:p>soledad</text:p>
          </table:table-cell>
          <table:table-cell office:value-type="float" office:value="24394113" calcext:value-type="float">
            <text:p>24394113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 office:value-type="string" calcext:value-type="string">
            <text:p>bolano</text:p>
          </table:table-cell>
          <table:table-cell office:value-type="string" calcext:value-type="string">
            <text:p>soledad</text:p>
          </table:table-cell>
          <table:table-cell office:value-type="float" office:value="24394113" calcext:value-type="float">
            <text:p>24394113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bolano</text:p>
          </table:table-cell>
          <table:table-cell office:value-type="string" calcext:value-type="string">
            <text:p>soledad</text:p>
          </table:table-cell>
          <table:table-cell office:value-type="float" office:value="24394113" calcext:value-type="float">
            <text:p>24394113</text:p>
          </table:table-cell>
          <table:table-cell office:value-type="string" calcext:value-type="string">
            <text:p>boleta de salida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2-15" calcext:value-type="date">
            <text:p>15/02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table:number-columns-repeated="1018"/>
        </table:table-row>
        <table:table-row table:style-name="ro1">
          <table:table-cell office:value-type="date" office:date-value="2016-03-02" calcext:value-type="date">
            <text:p>02/03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1H15M00S" calcext:value-type="time">
            <text:p>11:15:00</text:p>
          </table:table-cell>
          <table:table-cell table:number-columns-repeated="1017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1H15M00S" calcext:value-type="time">
            <text:p>11:15:00</text:p>
          </table:table-cell>
          <table:table-cell table:number-columns-repeated="1017"/>
        </table:table-row>
        <table:table-row table:style-name="ro1">
          <table:table-cell office:value-type="date" office:date-value="2016-04-04" calcext:value-type="date">
            <text:p>04/04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05" calcext:value-type="date">
            <text:p>05/04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boleta de salida</text:p>
          </table:table-cell>
          <table:table-cell office:value-type="time" office:time-value="PT10H20M00S" calcext:value-type="time">
            <text:p>10:20:00</text:p>
          </table:table-cell>
          <table:table-cell office:value-type="time" office:time-value="PT12H00M00S" calcext:value-type="time">
            <text:p>12:00:00</text:p>
          </table:table-cell>
          <table:table-cell table:number-columns-repeated="1017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boleta de salida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03" calcext:value-type="date">
            <text:p>03/05/16</text:p>
          </table:table-cell>
          <table:table-cell table:style-name="ce3"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boleta de salida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10" calcext:value-type="date">
            <text:p>10/05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boleta de salida</text:p>
          </table:table-cell>
          <table:table-cell office:value-type="time" office:time-value="PT12H50M00S" calcext:value-type="time">
            <text:p>12:5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boleta de salida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boleta de salida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2H00M00S" calcext:value-type="time">
            <text:p>12:00:00</text:p>
          </table:table-cell>
          <table:table-cell table:number-columns-repeated="1017"/>
        </table:table-row>
        <table:table-row table:style-name="ro1">
          <table:table-cell office:value-type="date" office:date-value="2016-04-20" calcext:value-type="date">
            <text:p>20/04/16</text:p>
          </table:table-cell>
          <table:table-cell office:value-type="string" calcext:value-type="string">
            <text:p>de lima</text:p>
          </table:table-cell>
          <table:table-cell office:value-type="string" calcext:value-type="string">
            <text:p>karina</text:p>
          </table:table-cell>
          <table:table-cell office:value-type="float" office:value="25293762" calcext:value-type="float">
            <text:p>25293762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2-29" calcext:value-type="date">
            <text:p>29/02/16</text:p>
          </table:table-cell>
          <table:table-cell office:value-type="string" calcext:value-type="string">
            <text:p>kesler</text:p>
          </table:table-cell>
          <table:table-cell office:value-type="string" calcext:value-type="string">
            <text:p>ines</text:p>
          </table:table-cell>
          <table:table-cell office:value-type="float" office:value="25397486" calcext:value-type="float">
            <text:p>25397486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kesler</text:p>
          </table:table-cell>
          <table:table-cell office:value-type="string" calcext:value-type="string">
            <text:p>ines</text:p>
          </table:table-cell>
          <table:table-cell office:value-type="float" office:value="25397486" calcext:value-type="float">
            <text:p>25397486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office:value-type="date" office:date-value="2016-04-27" calcext:value-type="date">
            <text:p>27/04/16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aria ines</text:p>
          </table:table-cell>
          <table:table-cell office:value-type="float" office:value="25397486" calcext:value-type="float">
            <text:p>25397486</text:p>
          </table:table-cell>
          <table:table-cell office:value-type="string" calcext:value-type="string">
            <text:p>boleta de salida</text:p>
          </table:table-cell>
          <table:table-cell office:value-type="time" office:time-value="PT19H00M00S" calcext:value-type="time">
            <text:p>19:00:00</text:p>
          </table:table-cell>
          <table:table-cell office:value-type="time" office:time-value="PT21H00M00S" calcext:value-type="time">
            <text:p>21:00:00</text:p>
          </table:table-cell>
          <table:table-cell table:number-columns-repeated="1017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aria ines</text:p>
          </table:table-cell>
          <table:table-cell office:value-type="float" office:value="25397486" calcext:value-type="float">
            <text:p>25397486</text:p>
          </table:table-cell>
          <table:table-cell office:value-type="string" calcext:value-type="string">
            <text:p>boleta de salida</text:p>
          </table:table-cell>
          <table:table-cell office:value-type="time" office:time-value="PT19H00M00S" calcext:value-type="time">
            <text:p>19:00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office:value-type="date" office:date-value="2016-04-29" calcext:value-type="date">
            <text:p>29/04/16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aria ines</text:p>
          </table:table-cell>
          <table:table-cell office:value-type="float" office:value="25397486" calcext:value-type="float">
            <text:p>25397486</text:p>
          </table:table-cell>
          <table:table-cell office:value-type="string" calcext:value-type="string">
            <text:p>boleta de salida</text:p>
          </table:table-cell>
          <table:table-cell office:value-type="time" office:time-value="PT19H00M00S" calcext:value-type="time">
            <text:p>19:00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boleta de salida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3-09" calcext:value-type="date">
            <text:p>09/03/16</text:p>
          </table:table-cell>
          <table:table-cell office:value-type="string" calcext:value-type="string">
            <text:p>rolando</text:p>
          </table:table-cell>
          <table:table-cell office:value-type="string" calcext:value-type="string">
            <text:p>juan jose</text:p>
          </table:table-cell>
          <table:table-cell office:value-type="float" office:value="26106065" calcext:value-type="float">
            <text:p>26106065</text:p>
          </table:table-cell>
          <table:table-cell office:value-type="string" calcext:value-type="string">
            <text:p>boleta de salida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18H30M00S" calcext:value-type="time">
            <text:p>18:30:00</text:p>
          </table:table-cell>
          <table:table-cell table:number-columns-repeated="1017"/>
        </table:table-row>
        <table:table-row table:style-name="ro1">
          <table:table-cell office:value-type="date" office:date-value="2016-04-11" calcext:value-type="date">
            <text:p>11/04/16</text:p>
          </table:table-cell>
          <table:table-cell office:value-type="string" calcext:value-type="string">
            <text:p>rolando</text:p>
          </table:table-cell>
          <table:table-cell office:value-type="string" calcext:value-type="string">
            <text:p>juan jose</text:p>
          </table:table-cell>
          <table:table-cell office:value-type="float" office:value="26106065" calcext:value-type="float">
            <text:p>26106065</text:p>
          </table:table-cell>
          <table:table-cell office:value-type="string" calcext:value-type="string">
            <text:p>boleta de salida</text:p>
          </table:table-cell>
          <table:table-cell office:value-type="time" office:time-value="PT20H00M00S" calcext:value-type="time">
            <text:p>20:00:00</text:p>
          </table:table-cell>
          <table:table-cell office:value-type="time" office:time-value="PT21H00M00S" calcext:value-type="time">
            <text:p>21:00:00</text:p>
          </table:table-cell>
          <table:table-cell table:number-columns-repeated="1017"/>
        </table:table-row>
        <table:table-row table:style-name="ro1">
          <table:table-cell office:value-type="date" office:date-value="2016-04-27" calcext:value-type="date">
            <text:p>27/04/16</text:p>
          </table:table-cell>
          <table:table-cell office:value-type="string" calcext:value-type="string">
            <text:p>rolando</text:p>
          </table:table-cell>
          <table:table-cell office:value-type="string" calcext:value-type="string">
            <text:p>juan jose</text:p>
          </table:table-cell>
          <table:table-cell office:value-type="float" office:value="26106065" calcext:value-type="float">
            <text:p>26106065</text:p>
          </table:table-cell>
          <table:table-cell office:value-type="string" calcext:value-type="string">
            <text:p>boleta de salida</text:p>
          </table:table-cell>
          <table:table-cell office:value-type="time" office:time-value="PT19H00M00S" calcext:value-type="time">
            <text:p>19:00:00</text:p>
          </table:table-cell>
          <table:table-cell office:value-type="time" office:time-value="PT21H00M00S" calcext:value-type="time">
            <text:p>21:00:00</text:p>
          </table:table-cell>
          <table:table-cell table:number-columns-repeated="1017"/>
        </table:table-row>
        <table:table-row table:style-name="ro1">
          <table:table-cell office:value-type="date" office:date-value="2016-04-13" calcext:value-type="date">
            <text:p>13/04/16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gonzalo</text:p>
          </table:table-cell>
          <table:table-cell office:value-type="float" office:value="26106715" calcext:value-type="float">
            <text:p>26106715</text:p>
          </table:table-cell>
          <table:table-cell office:value-type="string" calcext:value-type="string">
            <text:p>boleta de salida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table:number-columns-repeated="1018"/>
        </table:table-row>
        <table:table-row table:style-name="ro1"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02" calcext:value-type="date">
            <text:p>02/05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viñas</text:p>
          </table:table-cell>
          <table:table-cell office:value-type="string" calcext:value-type="string">
            <text:p>mariela</text:p>
          </table:table-cell>
          <table:table-cell office:value-type="float" office:value="26575940" calcext:value-type="float">
            <text:p>26575940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viñas</text:p>
          </table:table-cell>
          <table:table-cell office:value-type="string" calcext:value-type="string">
            <text:p>mariela</text:p>
          </table:table-cell>
          <table:table-cell office:value-type="float" office:value="26575940" calcext:value-type="float">
            <text:p>26575940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office:value-type="date" office:date-value="2016-04-27" calcext:value-type="date">
            <text:p>27/04/16</text:p>
          </table:table-cell>
          <table:table-cell office:value-type="string" calcext:value-type="string">
            <text:p>viñas</text:p>
          </table:table-cell>
          <table:table-cell office:value-type="string" calcext:value-type="string">
            <text:p>mariela</text:p>
          </table:table-cell>
          <table:table-cell office:value-type="float" office:value="26575940" calcext:value-type="float">
            <text:p>26575940</text:p>
          </table:table-cell>
          <table:table-cell office:value-type="string" calcext:value-type="string">
            <text:p>boleta de salida</text:p>
          </table:table-cell>
          <table:table-cell office:value-type="time" office:time-value="PT19H00M00S" calcext:value-type="time">
            <text:p>19:00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viñas</text:p>
          </table:table-cell>
          <table:table-cell office:value-type="string" calcext:value-type="string">
            <text:p>mariela</text:p>
          </table:table-cell>
          <table:table-cell office:value-type="float" office:value="26575940" calcext:value-type="float">
            <text:p>26575940</text:p>
          </table:table-cell>
          <table:table-cell office:value-type="string" calcext:value-type="string">
            <text:p>boleta de salida</text:p>
          </table:table-cell>
          <table:table-cell office:value-type="time" office:time-value="PT19H00M00S" calcext:value-type="time">
            <text:p>19:00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office:value-type="date" office:date-value="2016-04-29" calcext:value-type="date">
            <text:p>29/04/16</text:p>
          </table:table-cell>
          <table:table-cell office:value-type="string" calcext:value-type="string">
            <text:p>viñas</text:p>
          </table:table-cell>
          <table:table-cell office:value-type="string" calcext:value-type="string">
            <text:p>mariela</text:p>
          </table:table-cell>
          <table:table-cell office:value-type="float" office:value="26575940" calcext:value-type="float">
            <text:p>26575940</text:p>
          </table:table-cell>
          <table:table-cell office:value-type="string" calcext:value-type="string">
            <text:p>boleta de salida</text:p>
          </table:table-cell>
          <table:table-cell office:value-type="time" office:time-value="PT19H00M00S" calcext:value-type="time">
            <text:p>19:00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ime</text:p>
          </table:table-cell>
          <table:table-cell office:value-type="float" office:value="27408878" calcext:value-type="float">
            <text:p>27408878</text:p>
          </table:table-cell>
          <table:table-cell office:value-type="string" calcext:value-type="string">
            <text:p>boleta de salida</text:p>
          </table:table-cell>
          <table:table-cell office:value-type="time" office:time-value="PT13H10M00S" calcext:value-type="time">
            <text:p>13:1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ime</text:p>
          </table:table-cell>
          <table:table-cell office:value-type="float" office:value="27408878" calcext:value-type="float">
            <text:p>27408878</text:p>
          </table:table-cell>
          <table:table-cell office:value-type="string" calcext:value-type="string">
            <text:p>boleta de salida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ime</text:p>
          </table:table-cell>
          <table:table-cell office:value-type="float" office:value="27408878" calcext:value-type="float">
            <text:p>27408878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ime</text:p>
          </table:table-cell>
          <table:table-cell office:value-type="float" office:value="27408878" calcext:value-type="float">
            <text:p>27408878</text:p>
          </table:table-cell>
          <table:table-cell office:value-type="string" calcext:value-type="string">
            <text:p>boleta de salida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14" calcext:value-type="date">
            <text:p>14/04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ime</text:p>
          </table:table-cell>
          <table:table-cell office:value-type="float" office:value="27408878" calcext:value-type="float">
            <text:p>27408878</text:p>
          </table:table-cell>
          <table:table-cell office:value-type="string" calcext:value-type="string">
            <text:p>boleta de salida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ime</text:p>
          </table:table-cell>
          <table:table-cell office:value-type="float" office:value="27408878" calcext:value-type="float">
            <text:p>27408878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ciappa</text:p>
          </table:table-cell>
          <table:table-cell office:value-type="string" calcext:value-type="string">
            <text:p>julio</text:p>
          </table:table-cell>
          <table:table-cell office:value-type="float" office:value="27528150" calcext:value-type="float">
            <text:p>27528150</text:p>
          </table:table-cell>
          <table:table-cell office:value-type="string" calcext:value-type="string">
            <text:p>boleta de salida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3-01" calcext:value-type="date">
            <text:p>01/03/16</text:p>
          </table:table-cell>
          <table:table-cell office:value-type="string" calcext:value-type="string">
            <text:p>ciappa</text:p>
          </table:table-cell>
          <table:table-cell office:value-type="string" calcext:value-type="string">
            <text:p>julio</text:p>
          </table:table-cell>
          <table:table-cell office:value-type="float" office:value="27528150" calcext:value-type="float">
            <text:p>27528150</text:p>
          </table:table-cell>
          <table:table-cell office:value-type="string" calcext:value-type="string">
            <text:p>boleta de salida</text:p>
          </table:table-cell>
          <table:table-cell office:value-type="time" office:time-value="PT13H20M00S" calcext:value-type="time">
            <text:p>13:20:00</text:p>
          </table:table-cell>
          <table:table-cell office:value-type="time" office:time-value="PT14H15M00S" calcext:value-type="time">
            <text:p>14:15:00</text:p>
          </table:table-cell>
          <table:table-cell table:number-columns-repeated="1017"/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 office:value-type="string" calcext:value-type="string">
            <text:p>ciappa</text:p>
          </table:table-cell>
          <table:table-cell office:value-type="string" calcext:value-type="string">
            <text:p>julio</text:p>
          </table:table-cell>
          <table:table-cell office:value-type="float" office:value="27528150" calcext:value-type="float">
            <text:p>27528150</text:p>
          </table:table-cell>
          <table:table-cell office:value-type="string" calcext:value-type="string">
            <text:p>boleta de salida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4H15M00S" calcext:value-type="time">
            <text:p>14:15:00</text:p>
          </table:table-cell>
          <table:table-cell table:number-columns-repeated="1017"/>
        </table:table-row>
        <table:table-row table:style-name="ro1"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toha</text:p>
          </table:table-cell>
          <table:table-cell office:value-type="string" calcext:value-type="string">
            <text:p>silvina</text:p>
          </table:table-cell>
          <table:table-cell office:value-type="float" office:value="27528195" calcext:value-type="float">
            <text:p>27528195</text:p>
          </table:table-cell>
          <table:table-cell office:value-type="string" calcext:value-type="string">
            <text:p>boleta de salida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toha</text:p>
          </table:table-cell>
          <table:table-cell office:value-type="string" calcext:value-type="string">
            <text:p>silvina</text:p>
          </table:table-cell>
          <table:table-cell office:value-type="float" office:value="27528195" calcext:value-type="float">
            <text:p>27528195</text:p>
          </table:table-cell>
          <table:table-cell office:value-type="string" calcext:value-type="string">
            <text:p>boleta de salida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ianucci</text:p>
          </table:table-cell>
          <table:table-cell office:value-type="string" calcext:value-type="string">
            <text:p>enzo</text:p>
          </table:table-cell>
          <table:table-cell office:value-type="float" office:value="27947678" calcext:value-type="float">
            <text:p>27947678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ianucci</text:p>
          </table:table-cell>
          <table:table-cell office:value-type="string" calcext:value-type="string">
            <text:p>enzo</text:p>
          </table:table-cell>
          <table:table-cell office:value-type="float" office:value="27947678" calcext:value-type="float">
            <text:p>27947678</text:p>
          </table:table-cell>
          <table:table-cell office:value-type="string" calcext:value-type="string">
            <text:p>boleta de salida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5H30M00S" calcext:value-type="time">
            <text:p>15:30:00</text:p>
          </table:table-cell>
          <table:table-cell table:number-columns-repeated="1017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ianucci</text:p>
          </table:table-cell>
          <table:table-cell office:value-type="string" calcext:value-type="string">
            <text:p>enzo</text:p>
          </table:table-cell>
          <table:table-cell office:value-type="float" office:value="27947678" calcext:value-type="float">
            <text:p>27947678</text:p>
          </table:table-cell>
          <table:table-cell office:value-type="string" calcext:value-type="string">
            <text:p>boleta de salida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ianucci</text:p>
          </table:table-cell>
          <table:table-cell office:value-type="string" calcext:value-type="string">
            <text:p>enzo</text:p>
          </table:table-cell>
          <table:table-cell office:value-type="float" office:value="27947678" calcext:value-type="float">
            <text:p>27947678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2-22" calcext:value-type="date">
            <text:p>22/02/16</text:p>
          </table:table-cell>
          <table:table-cell office:value-type="string" calcext:value-type="string">
            <text:p>santucho</text:p>
          </table:table-cell>
          <table:table-cell office:value-type="string" calcext:value-type="string">
            <text:p>valeria</text:p>
          </table:table-cell>
          <table:table-cell office:value-type="float" office:value="28171067" calcext:value-type="float">
            <text:p>28171067</text:p>
          </table:table-cell>
          <table:table-cell office:value-type="string" calcext:value-type="string">
            <text:p>boleta de salida</text:p>
          </table:table-cell>
          <table:table-cell office:value-type="time" office:time-value="PT10H30M00S" calcext:value-type="time">
            <text:p>10:30:00</text:p>
          </table:table-cell>
          <table:table-cell office:value-type="time" office:time-value="PT13H30M00S" calcext:value-type="time">
            <text:p>13:30:00</text:p>
          </table:table-cell>
          <table:table-cell table:number-columns-repeated="1017"/>
        </table:table-row>
        <table:table-row table:style-name="ro1">
          <table:table-cell office:value-type="date" office:date-value="2016-03-28" calcext:value-type="date">
            <text:p>28/03/16</text:p>
          </table:table-cell>
          <table:table-cell office:value-type="string" calcext:value-type="string">
            <text:p>santucho</text:p>
          </table:table-cell>
          <table:table-cell office:value-type="string" calcext:value-type="string">
            <text:p>valeria</text:p>
          </table:table-cell>
          <table:table-cell office:value-type="float" office:value="28171067" calcext:value-type="float">
            <text:p>28171067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 office:value-type="string" calcext:value-type="string">
            <text:p>santucho</text:p>
          </table:table-cell>
          <table:table-cell office:value-type="string" calcext:value-type="string">
            <text:p>valeria</text:p>
          </table:table-cell>
          <table:table-cell office:value-type="float" office:value="28171067" calcext:value-type="float">
            <text:p>28171067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30M00S" calcext:value-type="time">
            <text:p>10:30:00</text:p>
          </table:table-cell>
          <table:table-cell table:number-columns-repeated="1017"/>
        </table:table-row>
        <table:table-row table:style-name="ro1">
          <table:table-cell office:value-type="date" office:date-value="2016-05-12" calcext:value-type="date">
            <text:p>12/05/16</text:p>
          </table:table-cell>
          <table:table-cell office:value-type="string" calcext:value-type="string">
            <text:p>santilli</text:p>
          </table:table-cell>
          <table:table-cell office:value-type="string" calcext:value-type="string">
            <text:p>evangelina</text:p>
          </table:table-cell>
          <table:table-cell office:value-type="float" office:value="28521521" calcext:value-type="float">
            <text:p>28521521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2H00M00S" calcext:value-type="time">
            <text:p>12:00:00</text:p>
          </table:table-cell>
          <table:table-cell table:number-columns-repeated="1017"/>
        </table:table-row>
        <table:table-row table:style-name="ro1">
          <table:table-cell office:value-type="date" office:date-value="2016-02-11" calcext:value-type="date">
            <text:p>11/02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sabrina</text:p>
          </table:table-cell>
          <table:table-cell office:value-type="float" office:value="28768560" calcext:value-type="float">
            <text:p>28768560</text:p>
          </table:table-cell>
          <table:table-cell office:value-type="string" calcext:value-type="string">
            <text:p>boleta de salida</text:p>
          </table:table-cell>
          <table:table-cell table:number-columns-repeated="1019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sabrina</text:p>
          </table:table-cell>
          <table:table-cell office:value-type="float" office:value="28768560" calcext:value-type="float">
            <text:p>28768560</text:p>
          </table:table-cell>
          <table:table-cell office:value-type="string" calcext:value-type="string">
            <text:p>boleta de salida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3H30M00S" calcext:value-type="time">
            <text:p>13:30:00</text:p>
          </table:table-cell>
          <table:table-cell table:number-columns-repeated="1017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sabrina</text:p>
          </table:table-cell>
          <table:table-cell office:value-type="float" office:value="28768560" calcext:value-type="float">
            <text:p>28768560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11" calcext:value-type="date">
            <text:p>11/05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sabrina</text:p>
          </table:table-cell>
          <table:table-cell office:value-type="float" office:value="28768560" calcext:value-type="float">
            <text:p>28768560</text:p>
          </table:table-cell>
          <table:table-cell office:value-type="string" calcext:value-type="string">
            <text:p>boleta de salida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rep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boleta de salida</text:p>
          </table:table-cell>
          <table:table-cell office:value-type="time" office:time-value="PT08H25M00S" calcext:value-type="time">
            <text:p>08:25:00</text:p>
          </table:table-cell>
          <table:table-cell office:value-type="time" office:time-value="PT09H00M00S" calcext:value-type="time">
            <text:p>09:00:00</text:p>
          </table:table-cell>
          <table:table-cell table:number-columns-repeated="1017"/>
        </table:table-row>
        <table:table-row table:style-name="ro1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rep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boleta de salida</text:p>
          </table:table-cell>
          <table:table-cell office:value-type="time" office:time-value="PT12H35M00S" calcext:value-type="time">
            <text:p>12:35:00</text:p>
          </table:table-cell>
          <table:table-cell office:value-type="time" office:time-value="PT13H23M00S" calcext:value-type="time">
            <text:p>13:23:00</text:p>
          </table:table-cell>
          <table:table-cell table:number-columns-repeated="1017"/>
        </table:table-row>
        <table:table-row table:style-name="ro1"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rep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boleta de salida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9H35M00S" calcext:value-type="time">
            <text:p>09:35:00</text:p>
          </table:table-cell>
          <table:table-cell table:number-columns-repeated="1017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rep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boleta de salida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5H15M00S" calcext:value-type="time">
            <text:p>15:15:00</text:p>
          </table:table-cell>
          <table:table-cell table:number-columns-repeated="1017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rep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21" calcext:value-type="date">
            <text:p>21/04/16</text:p>
          </table:table-cell>
          <table:table-cell office:value-type="string" calcext:value-type="string">
            <text:p>rep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boleta de salida</text:p>
          </table:table-cell>
          <table:table-cell office:value-type="time" office:time-value="PT12H45M00S" calcext:value-type="time">
            <text:p>12:45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rep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boleta de salida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5-12" calcext:value-type="date">
            <text:p>12/05/16</text:p>
          </table:table-cell>
          <table:table-cell office:value-type="string" calcext:value-type="string">
            <text:p>re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boleta de salida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2-29" calcext:value-type="date">
            <text:p>29/02/16</text:p>
          </table:table-cell>
          <table:table-cell office:value-type="string" calcext:value-type="string">
            <text:p>ceriani</text:p>
          </table:table-cell>
          <table:table-cell office:value-type="string" calcext:value-type="string">
            <text:p>natalia soledad</text:p>
          </table:table-cell>
          <table:table-cell office:value-type="float" office:value="28990816" calcext:value-type="float">
            <text:p>28990816</text:p>
          </table:table-cell>
          <table:table-cell office:value-type="string" calcext:value-type="string">
            <text:p>boleta de salida</text:p>
          </table:table-cell>
          <table:table-cell office:value-type="time" office:time-value="PT14H15M00S" calcext:value-type="time">
            <text:p>14:15:00</text:p>
          </table:table-cell>
          <table:table-cell office:value-type="time" office:time-value="PT15H15M00S" calcext:value-type="time">
            <text:p>15:15:00</text:p>
          </table:table-cell>
          <table:table-cell table:number-columns-repeated="1017"/>
        </table:table-row>
        <table:table-row table:style-name="ro1"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ceriani</text:p>
          </table:table-cell>
          <table:table-cell office:value-type="string" calcext:value-type="string">
            <text:p>natalia soledad</text:p>
          </table:table-cell>
          <table:table-cell office:value-type="float" office:value="28990816" calcext:value-type="float">
            <text:p>28990816</text:p>
          </table:table-cell>
          <table:table-cell office:value-type="string" calcext:value-type="string">
            <text:p>boleta de salida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7H00M00S" calcext:value-type="time">
            <text:p>17:00:00</text:p>
          </table:table-cell>
          <table:table-cell table:number-columns-repeated="1017"/>
        </table:table-row>
        <table:table-row table:style-name="ro1"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ceriani</text:p>
          </table:table-cell>
          <table:table-cell office:value-type="string" calcext:value-type="string">
            <text:p>natalia</text:p>
          </table:table-cell>
          <table:table-cell office:value-type="float" office:value="28990816" calcext:value-type="float">
            <text:p>28990816</text:p>
          </table:table-cell>
          <table:table-cell office:value-type="string" calcext:value-type="string">
            <text:p>boleta de salida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7H00M00S" calcext:value-type="time">
            <text:p>17:00:00</text:p>
          </table:table-cell>
          <table:table-cell table:number-columns-repeated="1017"/>
        </table:table-row>
        <table:table-row table:style-name="ro1">
          <table:table-cell office:value-type="date" office:date-value="2016-02-22" calcext:value-type="date">
            <text:p>22/02/16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ramiro</text:p>
          </table:table-cell>
          <table:table-cell office:value-type="float" office:value="29439107" calcext:value-type="float">
            <text:p>29439107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ramiro</text:p>
          </table:table-cell>
          <table:table-cell office:value-type="float" office:value="29439107" calcext:value-type="float">
            <text:p>29439107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2H00M00S" calcext:value-type="time">
            <text:p>12:00:00</text:p>
          </table:table-cell>
          <table:table-cell table:number-columns-repeated="1017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ramiro</text:p>
          </table:table-cell>
          <table:table-cell office:value-type="float" office:value="29439107" calcext:value-type="float">
            <text:p>29439107</text:p>
          </table:table-cell>
          <table:table-cell office:value-type="string" calcext:value-type="string">
            <text:p>boleta de salida</text:p>
          </table:table-cell>
          <table:table-cell office:value-type="time" office:time-value="PT10H30M00S" calcext:value-type="time">
            <text:p>10:30:00</text:p>
          </table:table-cell>
          <table:table-cell office:value-type="time" office:time-value="PT13H30M00S" calcext:value-type="time">
            <text:p>13:30:00</text:p>
          </table:table-cell>
          <table:table-cell table:number-columns-repeated="1017"/>
        </table:table-row>
        <table:table-row table:style-name="ro1">
          <table:table-cell office:value-type="date" office:date-value="2016-04-22" calcext:value-type="date">
            <text:p>22/04/16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ramiro</text:p>
          </table:table-cell>
          <table:table-cell office:value-type="float" office:value="29439107" calcext:value-type="float">
            <text:p>29439107</text:p>
          </table:table-cell>
          <table:table-cell office:value-type="string" calcext:value-type="string">
            <text:p>boleta de salida</text:p>
          </table:table-cell>
          <table:table-cell office:value-type="time" office:time-value="PT10H30M00S" calcext:value-type="time">
            <text:p>10:30:00</text:p>
          </table:table-cell>
          <table:table-cell office:value-type="string" calcext:value-type="string">
            <text:p>13.30</text:p>
          </table:table-cell>
          <table:table-cell table:number-columns-repeated="1017"/>
        </table:table-row>
        <table:table-row table:style-name="ro1"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boleta de salida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boleta de salida</text:p>
          </table:table-cell>
          <table:table-cell office:value-type="time" office:time-value="PT14H20M00S" calcext:value-type="time">
            <text:p>14:20:00</text:p>
          </table:table-cell>
          <table:table-cell office:value-type="time" office:time-value="PT17H20M00S" calcext:value-type="time">
            <text:p>17:20:00</text:p>
          </table:table-cell>
          <table:table-cell table:number-columns-repeated="1017"/>
        </table:table-row>
        <table:table-row table:style-name="ro1">
          <table:table-cell office:value-type="date" office:date-value="2016-03-17" calcext:value-type="date">
            <text:p>17/03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boleta de salida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table:number-columns-repeated="1017"/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boleta de salida</text:p>
          </table:table-cell>
          <table:table-cell office:value-type="time" office:time-value="PT10H45M00S" calcext:value-type="time">
            <text:p>10:45:00</text:p>
          </table:table-cell>
          <table:table-cell office:value-type="time" office:time-value="PT13H45M00S" calcext:value-type="time">
            <text:p>13:45:00</text:p>
          </table:table-cell>
          <table:table-cell table:number-columns-repeated="1017"/>
        </table:table-row>
        <table:table-row table:style-name="ro1"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cricenti</text:p>
          </table:table-cell>
          <table:table-cell office:value-type="string" calcext:value-type="string">
            <text:p>martin</text:p>
          </table:table-cell>
          <table:table-cell office:value-type="float" office:value="29763638" calcext:value-type="float">
            <text:p>29763638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galle</text:p>
          </table:table-cell>
          <table:table-cell office:value-type="string" calcext:value-type="string">
            <text:p>betiana</text:p>
          </table:table-cell>
          <table:table-cell office:value-type="float" office:value="29764714" calcext:value-type="float">
            <text:p>29764714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11" calcext:value-type="date">
            <text:p>11/05/16</text:p>
          </table:table-cell>
          <table:table-cell office:value-type="string" calcext:value-type="string">
            <text:p>galle</text:p>
          </table:table-cell>
          <table:table-cell office:value-type="string" calcext:value-type="string">
            <text:p>betiana</text:p>
          </table:table-cell>
          <table:table-cell office:value-type="float" office:value="29764714" calcext:value-type="float">
            <text:p>29764714</text:p>
          </table:table-cell>
          <table:table-cell office:value-type="string" calcext:value-type="string">
            <text:p>boleta de salida</text:p>
          </table:table-cell>
          <table:table-cell office:value-type="time" office:time-value="PT12H15M00S" calcext:value-type="time">
            <text:p>12:15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pereira</text:p>
          </table:table-cell>
          <table:table-cell office:value-type="string" calcext:value-type="string">
            <text:p>lorena mabel</text:p>
          </table:table-cell>
          <table:table-cell office:value-type="float" office:value="30078613" calcext:value-type="float">
            <text:p>30078613</text:p>
          </table:table-cell>
          <table:table-cell office:value-type="string" calcext:value-type="string">
            <text:p>boleta de salida</text:p>
          </table:table-cell>
          <table:table-cell office:value-type="time" office:time-value="PT11H15M00S" calcext:value-type="time">
            <text:p>11:15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maturano</text:p>
          </table:table-cell>
          <table:table-cell office:value-type="string" calcext:value-type="string">
            <text:p>nicolas francisco</text:p>
          </table:table-cell>
          <table:table-cell office:value-type="float" office:value="30464929" calcext:value-type="float">
            <text:p>30464929</text:p>
          </table:table-cell>
          <table:table-cell office:value-type="string" calcext:value-type="string">
            <text:p>boleta de salida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6H00M00S" calcext:value-type="time">
            <text:p>16:00:00</text:p>
          </table:table-cell>
          <table:table-cell table:number-columns-repeated="1017"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orge</text:p>
          </table:table-cell>
          <table:table-cell office:value-type="float" office:value="30915074" calcext:value-type="float">
            <text:p>30915074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orge</text:p>
          </table:table-cell>
          <table:table-cell office:value-type="float" office:value="30915074" calcext:value-type="float">
            <text:p>30915074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orge</text:p>
          </table:table-cell>
          <table:table-cell office:value-type="float" office:value="30915074" calcext:value-type="float">
            <text:p>30915074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orge</text:p>
          </table:table-cell>
          <table:table-cell office:value-type="float" office:value="30915074" calcext:value-type="float">
            <text:p>30915074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cintia</text:p>
          </table:table-cell>
          <table:table-cell office:value-type="float" office:value="30977682" calcext:value-type="float">
            <text:p>30977682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cintia</text:p>
          </table:table-cell>
          <table:table-cell office:value-type="float" office:value="30977682" calcext:value-type="float">
            <text:p>30977682</text:p>
          </table:table-cell>
          <table:table-cell office:value-type="string" calcext:value-type="string">
            <text:p>boleta de salida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2H00M00S" calcext:value-type="time">
            <text:p>12:00:00</text:p>
          </table:table-cell>
          <table:table-cell table:number-columns-repeated="1017"/>
        </table:table-row>
        <table:table-row table:style-name="ro1"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diez</text:p>
          </table:table-cell>
          <table:table-cell office:value-type="string" calcext:value-type="string">
            <text:p>german</text:p>
          </table:table-cell>
          <table:table-cell office:value-type="float" office:value="31298688" calcext:value-type="float">
            <text:p>31298688</text:p>
          </table:table-cell>
          <table:table-cell office:value-type="string" calcext:value-type="string">
            <text:p>boleta de salida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4-05" calcext:value-type="date">
            <text:p>05/04/16</text:p>
          </table:table-cell>
          <table:table-cell office:value-type="string" calcext:value-type="string">
            <text:p>diez</text:p>
          </table:table-cell>
          <table:table-cell office:value-type="string" calcext:value-type="string">
            <text:p>german</text:p>
          </table:table-cell>
          <table:table-cell office:value-type="float" office:value="31298688" calcext:value-type="float">
            <text:p>31298688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 office:value-type="string" calcext:value-type="string">
            <text:p>diez</text:p>
          </table:table-cell>
          <table:table-cell office:value-type="string" calcext:value-type="string">
            <text:p>german</text:p>
          </table:table-cell>
          <table:table-cell office:value-type="float" office:value="31298688" calcext:value-type="float">
            <text:p>31298688</text:p>
          </table:table-cell>
          <table:table-cell office:value-type="string" calcext:value-type="string">
            <text:p>boleta de salida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diez</text:p>
          </table:table-cell>
          <table:table-cell office:value-type="string" calcext:value-type="string">
            <text:p>german</text:p>
          </table:table-cell>
          <table:table-cell office:value-type="float" office:value="31298688" calcext:value-type="float">
            <text:p>31298688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15M00S" calcext:value-type="time">
            <text:p>14:15:00</text:p>
          </table:table-cell>
          <table:table-cell table:number-columns-repeated="1017"/>
        </table:table-row>
        <table:table-row table:style-name="ro1"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boleta de salida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table:number-columns-repeated="1017"/>
        </table:table-row>
        <table:table-row table:style-name="ro1"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4-04" calcext:value-type="date">
            <text:p>04/04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7H00M00S" calcext:value-type="time">
            <text:p>17:00:00</text:p>
          </table:table-cell>
          <table:table-cell table:number-columns-repeated="1017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8"/>
        </table:table-row>
        <table:table-row table:style-name="ro1">
          <table:table-cell office:value-type="date" office:date-value="2016-03-16" calcext:value-type="date">
            <text:p>16/03/16</text:p>
          </table:table-cell>
          <table:table-cell office:value-type="string" calcext:value-type="string">
            <text:p>cajade</text:p>
          </table:table-cell>
          <table:table-cell office:value-type="string" calcext:value-type="string">
            <text:p>leticia</text:p>
          </table:table-cell>
          <table:table-cell office:value-type="float" office:value="31552886" calcext:value-type="float">
            <text:p>31552886</text:p>
          </table:table-cell>
          <table:table-cell office:value-type="string" calcext:value-type="string">
            <text:p>boleta de salida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3-28" calcext:value-type="date">
            <text:p>28/03/16</text:p>
          </table:table-cell>
          <table:table-cell office:value-type="string" calcext:value-type="string">
            <text:p>cajade</text:p>
          </table:table-cell>
          <table:table-cell office:value-type="string" calcext:value-type="string">
            <text:p>leticia</text:p>
          </table:table-cell>
          <table:table-cell office:value-type="float" office:value="31552886" calcext:value-type="float">
            <text:p>31552886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cajade</text:p>
          </table:table-cell>
          <table:table-cell office:value-type="string" calcext:value-type="string">
            <text:p>leticia</text:p>
          </table:table-cell>
          <table:table-cell office:value-type="float" office:value="31552886" calcext:value-type="float">
            <text:p>31552886</text:p>
          </table:table-cell>
          <table:table-cell table:style-name="ce4"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lozada</text:p>
          </table:table-cell>
          <table:table-cell office:value-type="string" calcext:value-type="string">
            <text:p>pablo</text:p>
          </table:table-cell>
          <table:table-cell office:value-type="float" office:value="32393755" calcext:value-type="float">
            <text:p>32393755</text:p>
          </table:table-cell>
          <table:table-cell office:value-type="string" calcext:value-type="string">
            <text:p>boleta de salida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6H15M00S" calcext:value-type="time">
            <text:p>16:15:00</text:p>
          </table:table-cell>
          <table:table-cell table:number-columns-repeated="1017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lozada</text:p>
          </table:table-cell>
          <table:table-cell office:value-type="string" calcext:value-type="string">
            <text:p>pablo</text:p>
          </table:table-cell>
          <table:table-cell office:value-type="float" office:value="32393755" calcext:value-type="float">
            <text:p>32393755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0M00S" calcext:value-type="time">
            <text:p>12:00:00</text:p>
          </table:table-cell>
          <table:table-cell table:number-columns-repeated="1017"/>
        </table:table-row>
        <table:table-row table:style-name="ro1"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lozada</text:p>
          </table:table-cell>
          <table:table-cell office:value-type="string" calcext:value-type="string">
            <text:p>pablo</text:p>
          </table:table-cell>
          <table:table-cell office:value-type="float" office:value="32393755" calcext:value-type="float">
            <text:p>32393755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lozada </text:p>
          </table:table-cell>
          <table:table-cell office:value-type="string" calcext:value-type="string">
            <text:p>pablo</text:p>
          </table:table-cell>
          <table:table-cell office:value-type="float" office:value="32393755" calcext:value-type="float">
            <text:p>32393755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5-10" calcext:value-type="date">
            <text:p>10/05/16</text:p>
          </table:table-cell>
          <table:table-cell office:value-type="string" calcext:value-type="string">
            <text:p>lozada</text:p>
          </table:table-cell>
          <table:table-cell office:value-type="string" calcext:value-type="string">
            <text:p>pablo</text:p>
          </table:table-cell>
          <table:table-cell office:value-type="float" office:value="32393755" calcext:value-type="float">
            <text:p>32393755</text:p>
          </table:table-cell>
          <table:table-cell office:value-type="string" calcext:value-type="string">
            <text:p>boleta de salida</text:p>
          </table:table-cell>
          <table:table-cell office:value-type="time" office:time-value="PT10H40M00S" calcext:value-type="time">
            <text:p>10:4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bazzan</text:p>
          </table:table-cell>
          <table:table-cell office:value-type="string" calcext:value-type="string">
            <text:p>maria emilia</text:p>
          </table:table-cell>
          <table:table-cell office:value-type="float" office:value="32533293" calcext:value-type="float">
            <text:p>32533293</text:p>
          </table:table-cell>
          <table:table-cell office:value-type="string" calcext:value-type="string">
            <text:p>boleta de salida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 office:value-type="string" calcext:value-type="string">
            <text:p>bazan</text:p>
          </table:table-cell>
          <table:table-cell office:value-type="string" calcext:value-type="string">
            <text:p>maria emilia</text:p>
          </table:table-cell>
          <table:table-cell office:value-type="float" office:value="32533293" calcext:value-type="float">
            <text:p>32533293</text:p>
          </table:table-cell>
          <table:table-cell office:value-type="string" calcext:value-type="string">
            <text:p>boleta de salida</text:p>
          </table:table-cell>
          <table:table-cell office:value-type="time" office:time-value="PT11H50M00S" calcext:value-type="time">
            <text:p>11:50:00</text:p>
          </table:table-cell>
          <table:table-cell office:value-type="time" office:time-value="PT14H50M00S" calcext:value-type="time">
            <text:p>14:50:00</text:p>
          </table:table-cell>
          <table:table-cell table:number-columns-repeated="1017"/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 office:value-type="string" calcext:value-type="string">
            <text:p>cantone</text:p>
          </table:table-cell>
          <table:table-cell office:value-type="string" calcext:value-type="string">
            <text:p>analia</text:p>
          </table:table-cell>
          <table:table-cell office:value-type="float" office:value="32686180" calcext:value-type="float">
            <text:p>32686180</text:p>
          </table:table-cell>
          <table:table-cell office:value-type="string" calcext:value-type="string">
            <text:p>boleta de salida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cantone</text:p>
          </table:table-cell>
          <table:table-cell office:value-type="string" calcext:value-type="string">
            <text:p>analia</text:p>
          </table:table-cell>
          <table:table-cell office:value-type="float" office:value="32686180" calcext:value-type="float">
            <text:p>32686180</text:p>
          </table:table-cell>
          <table:table-cell office:value-type="string" calcext:value-type="string">
            <text:p>boleta de salida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6H30M00S" calcext:value-type="time">
            <text:p>16:30:00</text:p>
          </table:table-cell>
          <table:table-cell table:number-columns-repeated="1017"/>
        </table:table-row>
        <table:table-row table:style-name="ro1"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landero</text:p>
          </table:table-cell>
          <table:table-cell office:value-type="string" calcext:value-type="string">
            <text:p>lorena</text:p>
          </table:table-cell>
          <table:table-cell office:value-type="float" office:value="33261354" calcext:value-type="float">
            <text:p>33261354</text:p>
          </table:table-cell>
          <table:table-cell office:value-type="string" calcext:value-type="string">
            <text:p>boleta de salida</text:p>
          </table:table-cell>
          <table:table-cell office:value-type="time" office:time-value="PT10H30M00S" calcext:value-type="time">
            <text:p>10:30:00</text:p>
          </table:table-cell>
          <table:table-cell office:value-type="time" office:time-value="PT18H30M00S" calcext:value-type="time">
            <text:p>18:30:00</text:p>
          </table:table-cell>
          <table:table-cell table:number-columns-repeated="1017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boleta de salida</text:p>
          </table:table-cell>
          <table:table-cell office:value-type="time" office:time-value="PT12H50M00S" calcext:value-type="time">
            <text:p>12:5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3-16" calcext:value-type="date">
            <text:p>16/03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3-17" calcext:value-type="date">
            <text:p>17/03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boleta de salida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4-05" calcext:value-type="date">
            <text:p>05/04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boleta de salida</text:p>
          </table:table-cell>
          <table:table-cell office:value-type="time" office:time-value="PT12H15M00S" calcext:value-type="time">
            <text:p>12:15:00</text:p>
          </table:table-cell>
          <table:table-cell office:value-type="time" office:time-value="PT14H30M00S" calcext:value-type="time">
            <text:p>14:30:00</text:p>
          </table:table-cell>
          <table:table-cell table:number-columns-repeated="1017"/>
        </table:table-row>
        <table:table-row table:style-name="ro1">
          <table:table-cell office:value-type="date" office:date-value="2016-04-11" calcext:value-type="date">
            <text:p>11/04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boleta de salida</text:p>
          </table:table-cell>
          <table:table-cell office:value-type="time" office:time-value="PT10H40M00S" calcext:value-type="time">
            <text:p>10:40:00</text:p>
          </table:table-cell>
          <table:table-cell office:value-type="time" office:time-value="PT12H30M00S" calcext:value-type="time">
            <text:p>12:30:00</text:p>
          </table:table-cell>
          <table:table-cell table:number-columns-repeated="1017"/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boleta de salida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2H30M00S" calcext:value-type="time">
            <text:p>12:30:00</text:p>
          </table:table-cell>
          <table:table-cell table:number-columns-repeated="1017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boleta de salida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2H30M00S" calcext:value-type="time">
            <text:p>12:30:00</text:p>
          </table:table-cell>
          <table:table-cell table:number-columns-repeated="1017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15M00S" calcext:value-type="time">
            <text:p>14:15:00</text:p>
          </table:table-cell>
          <table:table-cell table:number-columns-repeated="1017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feller</text:p>
          </table:table-cell>
          <table:table-cell office:value-type="string" calcext:value-type="string">
            <text:p>elena</text:p>
          </table:table-cell>
          <table:table-cell office:value-type="float" office:value="34488988" calcext:value-type="float">
            <text:p>34488988</text:p>
          </table:table-cell>
          <table:table-cell office:value-type="string" calcext:value-type="string">
            <text:p>boleta de salida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1-07" calcext:value-type="date">
            <text:p>07/01/16</text:p>
          </table:table-cell>
          <table:table-cell office:value-type="string" calcext:value-type="string">
            <text:p>delponti</text:p>
          </table:table-cell>
          <table:table-cell office:value-type="string" calcext:value-type="string">
            <text:p>denisse</text:p>
          </table:table-cell>
          <table:table-cell office:value-type="float" office:value="34513776" calcext:value-type="float">
            <text:p>34513776</text:p>
          </table:table-cell>
          <table:table-cell office:value-type="string" calcext:value-type="string">
            <text:p>boleta de salida</text:p>
          </table:table-cell>
          <table:table-cell table:number-columns-repeated="1019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delponti</text:p>
          </table:table-cell>
          <table:table-cell office:value-type="string" calcext:value-type="string">
            <text:p>denisse</text:p>
          </table:table-cell>
          <table:table-cell office:value-type="float" office:value="34513776" calcext:value-type="float">
            <text:p>34513776</text:p>
          </table:table-cell>
          <table:table-cell office:value-type="string" calcext:value-type="string">
            <text:p>boleta de salida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 office:value-type="string" calcext:value-type="string">
            <text:p>delponti</text:p>
          </table:table-cell>
          <table:table-cell office:value-type="string" calcext:value-type="string">
            <text:p>denisse</text:p>
          </table:table-cell>
          <table:table-cell office:value-type="float" office:value="34513776" calcext:value-type="float">
            <text:p>34513776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4-13" calcext:value-type="date">
            <text:p>13/04/16</text:p>
          </table:table-cell>
          <table:table-cell office:value-type="string" calcext:value-type="string">
            <text:p>delponti</text:p>
          </table:table-cell>
          <table:table-cell office:value-type="string" calcext:value-type="string">
            <text:p>denisse</text:p>
          </table:table-cell>
          <table:table-cell office:value-type="float" office:value="34513776" calcext:value-type="float">
            <text:p>34513776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boleta de salida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boleta de salida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09" calcext:value-type="date">
            <text:p>09/03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boleta de salida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2H00M00S" calcext:value-type="time">
            <text:p>12:00:00</text:p>
          </table:table-cell>
          <table:table-cell table:number-columns-repeated="1017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2-16" calcext:value-type="date">
            <text:p>16/02/16</text:p>
          </table:table-cell>
          <table:table-cell office:value-type="string" calcext:value-type="string">
            <text:p>mangano</text:p>
          </table:table-cell>
          <table:table-cell office:value-type="string" calcext:value-type="string">
            <text:p>araceli</text:p>
          </table:table-cell>
          <table:table-cell office:value-type="float" office:value="17486349" calcext:value-type="float">
            <text:p>17486349</text:p>
          </table:table-cell>
          <table:table-cell office:value-type="string" calcext:value-type="string">
            <text:p>compensatorio</text:p>
          </table:table-cell>
          <table:table-cell table:number-columns-repeated="1019"/>
        </table:table-row>
        <table:table-row table:style-name="ro1"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cricenti</text:p>
          </table:table-cell>
          <table:table-cell office:value-type="string" calcext:value-type="string">
            <text:p>martin</text:p>
          </table:table-cell>
          <table:table-cell office:value-type="float" office:value="29763638" calcext:value-type="float">
            <text:p>29763638</text:p>
          </table:table-cell>
          <table:table-cell office:value-type="string" calcext:value-type="string">
            <text:p>compensatorio</text:p>
          </table:table-cell>
          <table:table-cell table:number-columns-repeated="1019"/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 office:value-type="string" calcext:value-type="string">
            <text:p>cricenti</text:p>
          </table:table-cell>
          <table:table-cell office:value-type="string" calcext:value-type="string">
            <text:p>martin</text:p>
          </table:table-cell>
          <table:table-cell office:value-type="float" office:value="29763638" calcext:value-type="float">
            <text:p>29763638</text:p>
          </table:table-cell>
          <table:table-cell office:value-type="string" calcext:value-type="string">
            <text:p>compensatorio</text:p>
          </table:table-cell>
          <table:table-cell table:number-columns-repeated="1019"/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compensatorio</text:p>
          </table:table-cell>
          <table:table-cell table:number-columns-repeated="1019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santucho</text:p>
          </table:table-cell>
          <table:table-cell office:value-type="string" calcext:value-type="string">
            <text:p>valeria</text:p>
          </table:table-cell>
          <table:table-cell office:value-type="float" office:value="28171067" calcext:value-type="float">
            <text:p>28171067</text:p>
          </table:table-cell>
          <table:table-cell office:value-type="string" calcext:value-type="string">
            <text:p>concurso</text:p>
          </table:table-cell>
          <table:table-cell table:number-columns-repeated="1019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mariana noemi</text:p>
          </table:table-cell>
          <table:table-cell office:value-type="float" office:value="31899665" calcext:value-type="float">
            <text:p>31899665</text:p>
          </table:table-cell>
          <table:table-cell office:value-type="string" calcext:value-type="string">
            <text:p>concurso</text:p>
          </table:table-cell>
          <table:table-cell table:number-columns-repeated="1019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lozada</text:p>
          </table:table-cell>
          <table:table-cell office:value-type="string" calcext:value-type="string">
            <text:p>pablo</text:p>
          </table:table-cell>
          <table:table-cell office:value-type="float" office:value="32393755" calcext:value-type="float">
            <text:p>32393755</text:p>
          </table:table-cell>
          <table:table-cell office:value-type="string" calcext:value-type="string">
            <text:p>concurso</text:p>
          </table:table-cell>
          <table:table-cell table:number-columns-repeated="1019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ojeda chirino</text:p>
          </table:table-cell>
          <table:table-cell office:value-type="string" calcext:value-type="string">
            <text:p>santiago</text:p>
          </table:table-cell>
          <table:table-cell office:value-type="float" office:value="33212183" calcext:value-type="float">
            <text:p>33212183</text:p>
          </table:table-cell>
          <table:table-cell office:value-type="string" calcext:value-type="string">
            <text:p>concurso</text:p>
          </table:table-cell>
          <table:table-cell table:number-columns-repeated="1019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waigant 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concurso</text:p>
          </table:table-cell>
          <table:table-cell table:number-columns-repeated="1019"/>
        </table:table-row>
        <table:table-row table:style-name="ro1">
          <table:table-cell office:value-type="date" office:date-value="2016-04-26" calcext:value-type="date">
            <text:p>26/04/16</text:p>
          </table:table-cell>
          <table:table-cell office:value-type="string" calcext:value-type="string">
            <text:p>bolano</text:p>
          </table:table-cell>
          <table:table-cell office:value-type="string" calcext:value-type="string">
            <text:p>soledad</text:p>
          </table:table-cell>
          <table:table-cell office:value-type="float" office:value="24394113" calcext:value-type="float">
            <text:p>24394113</text:p>
          </table:table-cell>
          <table:table-cell office:value-type="string" calcext:value-type="string">
            <text:p>congreso ONC</text:p>
          </table:table-cell>
          <table:table-cell table:number-columns-repeated="1019"/>
        </table:table-row>
        <table:table-row table:style-name="ro1">
          <table:table-cell office:value-type="date" office:date-value="2016-03-28" calcext:value-type="date">
            <text:p>28/03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3-28" calcext:value-type="date">
            <text:p>28/03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3-28" calcext:value-type="date">
            <text:p>28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pis</text:p>
          </table:table-cell>
          <table:table-cell office:value-type="string" calcext:value-type="string">
            <text:p>patricia</text:p>
          </table:table-cell>
          <table:table-cell office:value-type="float" office:value="13581982" calcext:value-type="float">
            <text:p>13581982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4-04" calcext:value-type="date">
            <text:p>04/04/16</text:p>
          </table:table-cell>
          <table:table-cell office:value-type="string" calcext:value-type="string">
            <text:p>ganduglia</text:p>
          </table:table-cell>
          <table:table-cell office:value-type="string" calcext:value-type="string">
            <text:p>graciela</text:p>
          </table:table-cell>
          <table:table-cell office:value-type="float" office:value="14269601" calcext:value-type="float">
            <text:p>14269601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1-05" calcext:value-type="date">
            <text:p>05/01/16</text:p>
          </table:table-cell>
          <table:table-cell office:value-type="string" calcext:value-type="string">
            <text:p>molteni</text:p>
          </table:table-cell>
          <table:table-cell office:value-type="string" calcext:value-type="string">
            <text:p>estela</text:p>
          </table:table-cell>
          <table:table-cell office:value-type="float" office:value="17082410" calcext:value-type="float">
            <text:p>17082410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pallicer</text:p>
          </table:table-cell>
          <table:table-cell office:value-type="string" calcext:value-type="string">
            <text:p>marcelo</text:p>
          </table:table-cell>
          <table:table-cell office:value-type="float" office:value="17226021" calcext:value-type="float">
            <text:p>17226021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4-04" calcext:value-type="date">
            <text:p>04/04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 office:value-type="string" calcext:value-type="string">
            <text:p>de cucco</text:p>
          </table:table-cell>
          <table:table-cell office:value-type="string" calcext:value-type="string">
            <text:p>maria soledad</text:p>
          </table:table-cell>
          <table:table-cell office:value-type="float" office:value="18212594" calcext:value-type="float">
            <text:p>18212594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4-22" calcext:value-type="date">
            <text:p>22/04/16</text:p>
          </table:table-cell>
          <table:table-cell office:value-type="string" calcext:value-type="string">
            <text:p>bala</text:p>
          </table:table-cell>
          <table:table-cell office:value-type="string" calcext:value-type="string">
            <text:p>paula</text:p>
          </table:table-cell>
          <table:table-cell office:value-type="float" office:value="22132177" calcext:value-type="float">
            <text:p>22132177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arzuaga</text:p>
          </table:table-cell>
          <table:table-cell office:value-type="string" calcext:value-type="string">
            <text:p>mariana</text:p>
          </table:table-cell>
          <table:table-cell office:value-type="float" office:value="22675379" calcext:value-type="float">
            <text:p>22675379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ocampo turio</text:p>
          </table:table-cell>
          <table:table-cell office:value-type="string" calcext:value-type="string">
            <text:p>maria soledad</text:p>
          </table:table-cell>
          <table:table-cell office:value-type="float" office:value="24167499" calcext:value-type="float">
            <text:p>24167499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bolano</text:p>
          </table:table-cell>
          <table:table-cell office:value-type="string" calcext:value-type="string">
            <text:p>soledad</text:p>
          </table:table-cell>
          <table:table-cell office:value-type="float" office:value="24394113" calcext:value-type="float">
            <text:p>24394113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ianucci</text:p>
          </table:table-cell>
          <table:table-cell office:value-type="string" calcext:value-type="string">
            <text:p>enzo</text:p>
          </table:table-cell>
          <table:table-cell office:value-type="float" office:value="27947678" calcext:value-type="float">
            <text:p>27947678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5-23" calcext:value-type="date">
            <text:p>23/05/16</text:p>
          </table:table-cell>
          <table:table-cell office:value-type="string" calcext:value-type="string">
            <text:p>santucho</text:p>
          </table:table-cell>
          <table:table-cell office:value-type="string" calcext:value-type="string">
            <text:p>valeria</text:p>
          </table:table-cell>
          <table:table-cell office:value-type="float" office:value="28171067" calcext:value-type="float">
            <text:p>28171067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ramiro</text:p>
          </table:table-cell>
          <table:table-cell office:value-type="float" office:value="29439107" calcext:value-type="float">
            <text:p>29439107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ferrari</text:p>
          </table:table-cell>
          <table:table-cell office:value-type="string" calcext:value-type="string">
            <text:p>martin</text:p>
          </table:table-cell>
          <table:table-cell office:value-type="float" office:value="29994251" calcext:value-type="float">
            <text:p>29994251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4-18" calcext:value-type="date">
            <text:p>18/04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 office:value-type="string" calcext:value-type="string">
            <text:p>delponti</text:p>
          </table:table-cell>
          <table:table-cell office:value-type="string" calcext:value-type="string">
            <text:p>denise</text:p>
          </table:table-cell>
          <table:table-cell office:value-type="float" office:value="34513776" calcext:value-type="float">
            <text:p>34513776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bolano</text:p>
          </table:table-cell>
          <table:table-cell office:value-type="string" calcext:value-type="string">
            <text:p>soledad</text:p>
          </table:table-cell>
          <table:table-cell office:value-type="float" office:value="24394113" calcext:value-type="float">
            <text:p>24394113</text:p>
          </table:table-cell>
          <table:table-cell office:value-type="string" calcext:value-type="string">
            <text:p>curso de capacitacion</text:p>
          </table:table-cell>
          <table:table-cell table:number-columns-repeated="1019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bolano</text:p>
          </table:table-cell>
          <table:table-cell office:value-type="string" calcext:value-type="string">
            <text:p>soledad</text:p>
          </table:table-cell>
          <table:table-cell office:value-type="float" office:value="24394113" calcext:value-type="float">
            <text:p>24394113</text:p>
          </table:table-cell>
          <table:table-cell office:value-type="string" calcext:value-type="string">
            <text:p>curso de capacitacion</text:p>
          </table:table-cell>
          <table:table-cell table:number-columns-repeated="1019"/>
        </table:table-row>
        <table:table-row table:style-name="ro1">
          <table:table-cell office:value-type="date" office:date-value="2016-03-02" calcext:value-type="date">
            <text:p>02/03/16</text:p>
          </table:table-cell>
          <table:table-cell office:value-type="string" calcext:value-type="string">
            <text:p>balleto</text:p>
          </table:table-cell>
          <table:table-cell office:value-type="string" calcext:value-type="string">
            <text:p>marcelo</text:p>
          </table:table-cell>
          <table:table-cell office:value-type="float" office:value="16761468" calcext:value-type="float">
            <text:p>16761468</text:p>
          </table:table-cell>
          <table:table-cell office:value-type="string" calcext:value-type="string">
            <text:p>dona sangre</text:p>
          </table:table-cell>
          <table:table-cell table:number-columns-repeated="1019"/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 office:value-type="string" calcext:value-type="string">
            <text:p>re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duelo</text:p>
          </table:table-cell>
          <table:table-cell table:number-columns-repeated="1019"/>
        </table:table-row>
        <table:table-row table:style-name="ro1">
          <table:table-cell office:value-type="date" office:date-value="2016-04-12" calcext:value-type="date">
            <text:p>12/04/16</text:p>
          </table:table-cell>
          <table:table-cell office:value-type="string" calcext:value-type="string">
            <text:p>galle</text:p>
          </table:table-cell>
          <table:table-cell office:value-type="string" calcext:value-type="string">
            <text:p>betiana</text:p>
          </table:table-cell>
          <table:table-cell office:value-type="float" office:value="29764714" calcext:value-type="float">
            <text:p>29764714</text:p>
          </table:table-cell>
          <table:table-cell office:value-type="string" calcext:value-type="string">
            <text:p>duelo</text:p>
          </table:table-cell>
          <table:table-cell table:number-columns-repeated="1019"/>
        </table:table-row>
        <table:table-row table:style-name="ro1">
          <table:table-cell office:value-type="date" office:date-value="2016-04-13" calcext:value-type="date">
            <text:p>13/04/16</text:p>
          </table:table-cell>
          <table:table-cell office:value-type="string" calcext:value-type="string">
            <text:p>galle</text:p>
          </table:table-cell>
          <table:table-cell office:value-type="string" calcext:value-type="string">
            <text:p>betiana</text:p>
          </table:table-cell>
          <table:table-cell office:value-type="float" office:value="29764714" calcext:value-type="float">
            <text:p>29764714</text:p>
          </table:table-cell>
          <table:table-cell office:value-type="string" calcext:value-type="string">
            <text:p>duelo</text:p>
          </table:table-cell>
          <table:table-cell table:number-columns-repeated="1019"/>
        </table:table-row>
        <table:table-row table:style-name="ro1">
          <table:table-cell office:value-type="date" office:date-value="2016-04-14" calcext:value-type="date">
            <text:p>14/04/16</text:p>
          </table:table-cell>
          <table:table-cell office:value-type="string" calcext:value-type="string">
            <text:p>galle</text:p>
          </table:table-cell>
          <table:table-cell office:value-type="string" calcext:value-type="string">
            <text:p>betiana</text:p>
          </table:table-cell>
          <table:table-cell office:value-type="float" office:value="29764714" calcext:value-type="float">
            <text:p>29764714</text:p>
          </table:table-cell>
          <table:table-cell office:value-type="string" calcext:value-type="string">
            <text:p>duelo</text:p>
          </table:table-cell>
          <table:table-cell table:number-columns-repeated="1019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galle</text:p>
          </table:table-cell>
          <table:table-cell office:value-type="string" calcext:value-type="string">
            <text:p>betiana</text:p>
          </table:table-cell>
          <table:table-cell office:value-type="float" office:value="29764714" calcext:value-type="float">
            <text:p>29764714</text:p>
          </table:table-cell>
          <table:table-cell office:value-type="string" calcext:value-type="string">
            <text:p>duelo</text:p>
          </table:table-cell>
          <table:table-cell table:number-columns-repeated="1019"/>
        </table:table-row>
        <table:table-row table:style-name="ro1">
          <table:table-cell office:value-type="date" office:date-value="2016-04-18" calcext:value-type="date">
            <text:p>18/04/16</text:p>
          </table:table-cell>
          <table:table-cell office:value-type="string" calcext:value-type="string">
            <text:p>galle</text:p>
          </table:table-cell>
          <table:table-cell office:value-type="string" calcext:value-type="string">
            <text:p>betiana</text:p>
          </table:table-cell>
          <table:table-cell office:value-type="float" office:value="29764714" calcext:value-type="float">
            <text:p>29764714</text:p>
          </table:table-cell>
          <table:table-cell office:value-type="string" calcext:value-type="string">
            <text:p>duelo</text:p>
          </table:table-cell>
          <table:table-cell table:number-columns-repeated="1019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causa</text:p>
          </table:table-cell>
          <table:table-cell office:value-type="string" calcext:value-type="string">
            <text:p>analia</text:p>
          </table:table-cell>
          <table:table-cell office:value-type="float" office:value="21430694" calcext:value-type="float">
            <text:p>21430694</text:p>
          </table:table-cell>
          <table:table-cell office:value-type="string" calcext:value-type="string">
            <text:p>horas extras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7H00M00S" calcext:value-type="time">
            <text:p>17:00:00</text:p>
          </table:table-cell>
          <table:table-cell table:number-columns-repeated="1017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barbera</text:p>
          </table:table-cell>
          <table:table-cell office:value-type="string" calcext:value-type="string">
            <text:p>noel</text:p>
          </table:table-cell>
          <table:table-cell office:value-type="float" office:value="31586555" calcext:value-type="float">
            <text:p>31586555</text:p>
          </table:table-cell>
          <table:table-cell office:value-type="string" calcext:value-type="string">
            <text:p>horas extras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7H00M00S" calcext:value-type="time">
            <text:p>17:00:00</text:p>
          </table:table-cell>
          <table:table-cell table:number-columns-repeated="1017"/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horas gremiales</text:p>
          </table:table-cell>
          <table:table-cell office:value-type="time" office:time-value="PT12H45M00S" calcext:value-type="time">
            <text:p>12:45:00</text:p>
          </table:table-cell>
          <table:table-cell table:number-columns-repeated="1018"/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gonzalo</text:p>
          </table:table-cell>
          <table:table-cell office:value-type="float" office:value="26106715" calcext:value-type="float">
            <text:p>26106715</text:p>
          </table:table-cell>
          <table:table-cell office:value-type="string" calcext:value-type="string">
            <text:p>horas gremiales</text:p>
          </table:table-cell>
          <table:table-cell office:value-type="time" office:time-value="PT12H45M00S" calcext:value-type="time">
            <text:p>12:45:00</text:p>
          </table:table-cell>
          <table:table-cell table:number-columns-repeated="1018"/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 office:value-type="string" calcext:value-type="string">
            <text:p>mujica</text:p>
          </table:table-cell>
          <table:table-cell office:value-type="string" calcext:value-type="string">
            <text:p>jonatan</text:p>
          </table:table-cell>
          <table:table-cell office:value-type="float" office:value="31586639" calcext:value-type="float">
            <text:p>31586639</text:p>
          </table:table-cell>
          <table:table-cell office:value-type="string" calcext:value-type="string">
            <text:p>horas gremiales</text:p>
          </table:table-cell>
          <table:table-cell office:value-type="time" office:time-value="PT12H45M00S" calcext:value-type="time">
            <text:p>12:45:00</text:p>
          </table:table-cell>
          <table:table-cell table:number-columns-repeated="1018"/>
        </table:table-row>
        <table:table-row table:style-name="ro1"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santucho</text:p>
          </table:table-cell>
          <table:table-cell office:value-type="string" calcext:value-type="string">
            <text:p>valeria</text:p>
          </table:table-cell>
          <table:table-cell office:value-type="float" office:value="28171067" calcext:value-type="float">
            <text:p>28171067</text:p>
          </table:table-cell>
          <table:table-cell office:value-type="string" calcext:value-type="string">
            <text:p>incumbencias climáticas</text:p>
          </table:table-cell>
          <table:table-cell table:number-columns-repeated="1019"/>
        </table:table-row>
        <table:table-row table:style-name="ro1">
          <table:table-cell office:value-type="date" office:date-value="2016-03-28" calcext:value-type="date">
            <text:p>28/03/16</text:p>
          </table:table-cell>
          <table:table-cell office:value-type="string" calcext:value-type="string">
            <text:p>bolano</text:p>
          </table:table-cell>
          <table:table-cell office:value-type="string" calcext:value-type="string">
            <text:p>soledad</text:p>
          </table:table-cell>
          <table:table-cell office:value-type="float" office:value="24394113" calcext:value-type="float">
            <text:p>24394113</text:p>
          </table:table-cell>
          <table:table-cell office:value-type="string" calcext:value-type="string">
            <text:p>justificado por autoridad</text:p>
          </table:table-cell>
          <table:table-cell table:number-columns-repeated="1019"/>
        </table:table-row>
        <table:table-row table:style-name="ro1"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bustamante</text:p>
          </table:table-cell>
          <table:table-cell office:value-type="string" calcext:value-type="string">
            <text:p>maria elena</text:p>
          </table:table-cell>
          <table:table-cell office:value-type="float" office:value="6666612" calcext:value-type="float">
            <text:p>6666612</text:p>
          </table:table-cell>
          <table:table-cell office:value-type="string" calcext:value-type="string">
            <text:p>justificado por médico</text:p>
          </table:table-cell>
          <table:table-cell table:style-name="ce1" office:value-type="date" office:date-value="2016-04-06" calcext:value-type="date">
            <text:p>06/04/16</text:p>
          </table:table-cell>
          <table:table-cell table:style-name="ce1" office:value-type="date" office:date-value="2016-04-08" calcext:value-type="date">
            <text:p>08/04/16</text:p>
          </table:table-cell>
          <table:table-cell table:number-columns-repeated="1017"/>
        </table:table-row>
        <table:table-row table:style-name="ro1"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molteni</text:p>
          </table:table-cell>
          <table:table-cell office:value-type="string" calcext:value-type="string">
            <text:p>estela</text:p>
          </table:table-cell>
          <table:table-cell office:value-type="float" office:value="17082410" calcext:value-type="float">
            <text:p>17082410</text:p>
          </table:table-cell>
          <table:table-cell office:value-type="string" calcext:value-type="string">
            <text:p>justificado por médico</text:p>
          </table:table-cell>
          <table:table-cell table:number-columns-repeated="2" table:style-name="ce1" office:value-type="date" office:date-value="2016-04-19" calcext:value-type="date">
            <text:p>19/04/16</text:p>
          </table:table-cell>
          <table:table-cell table:number-columns-repeated="1017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carrizo</text:p>
          </table:table-cell>
          <table:table-cell office:value-type="string" calcext:value-type="string">
            <text:p>sergio</text:p>
          </table:table-cell>
          <table:table-cell office:value-type="float" office:value="17880332" calcext:value-type="float">
            <text:p>17880332</text:p>
          </table:table-cell>
          <table:table-cell office:value-type="string" calcext:value-type="string">
            <text:p>justificado por médico</text:p>
          </table:table-cell>
          <table:table-cell table:number-columns-repeated="2" table:style-name="ce1" office:value-type="date" office:date-value="2016-04-07" calcext:value-type="date">
            <text:p>07/04/16</text:p>
          </table:table-cell>
          <table:table-cell table:number-columns-repeated="1017"/>
        </table:table-row>
        <table:table-row table:style-name="ro1">
          <table:table-cell office:value-type="date" office:date-value="2016-04-25" calcext:value-type="date">
            <text:p>25/04/16</text:p>
          </table:table-cell>
          <table:table-cell office:value-type="string" calcext:value-type="string">
            <text:p>canepa</text:p>
          </table:table-cell>
          <table:table-cell office:value-type="string" calcext:value-type="string">
            <text:p>maria</text:p>
          </table:table-cell>
          <table:table-cell office:value-type="float" office:value="21616197" calcext:value-type="float">
            <text:p>21616197</text:p>
          </table:table-cell>
          <table:table-cell office:value-type="string" calcext:value-type="string">
            <text:p>justificado por médico</text:p>
          </table:table-cell>
          <table:table-cell table:style-name="ce1" office:value-type="date" office:date-value="2016-04-25" calcext:value-type="date">
            <text:p>25/04/16</text:p>
          </table:table-cell>
          <table:table-cell table:style-name="ce1" office:value-type="date" office:date-value="2016-04-26" calcext:value-type="date">
            <text:p>26/04/16</text:p>
          </table:table-cell>
          <table:table-cell table:number-columns-repeated="1017"/>
        </table:table-row>
        <table:table-row table:style-name="ro1">
          <table:table-cell office:value-type="date" office:date-value="2016-05-11" calcext:value-type="date">
            <text:p>11/05/16</text:p>
          </table:table-cell>
          <table:table-cell office:value-type="string" calcext:value-type="string">
            <text:p>santucho</text:p>
          </table:table-cell>
          <table:table-cell office:value-type="string" calcext:value-type="string">
            <text:p>valeria</text:p>
          </table:table-cell>
          <table:table-cell office:value-type="float" office:value="28171067" calcext:value-type="float">
            <text:p>28171067</text:p>
          </table:table-cell>
          <table:table-cell office:value-type="string" calcext:value-type="string">
            <text:p>justificado por médico</text:p>
          </table:table-cell>
          <table:table-cell table:number-columns-repeated="2" table:style-name="ce1" office:value-type="date" office:date-value="2016-05-11" calcext:value-type="date">
            <text:p>11/05/16</text:p>
          </table:table-cell>
          <table:table-cell table:number-columns-repeated="1017"/>
        </table:table-row>
        <table:table-row table:style-name="ro1">
          <table:table-cell office:value-type="date" office:date-value="2016-04-26" calcext:value-type="date">
            <text:p>26/04/16</text:p>
          </table:table-cell>
          <table:table-cell office:value-type="string" calcext:value-type="string">
            <text:p>san roman</text:p>
          </table:table-cell>
          <table:table-cell office:value-type="string" calcext:value-type="string">
            <text:p>soledad</text:p>
          </table:table-cell>
          <table:table-cell office:value-type="float" office:value="29307403" calcext:value-type="float">
            <text:p>29307403</text:p>
          </table:table-cell>
          <table:table-cell office:value-type="string" calcext:value-type="string">
            <text:p>justificado por médico</text:p>
          </table:table-cell>
          <table:table-cell table:style-name="ce1" office:value-type="date" office:date-value="2016-04-26" calcext:value-type="date">
            <text:p>26/04/16</text:p>
          </table:table-cell>
          <table:table-cell table:style-name="ce1" office:value-type="date" office:date-value="2016-04-28" calcext:value-type="date">
            <text:p>28/04/16</text:p>
          </table:table-cell>
          <table:table-cell table:number-columns-repeated="1017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emanuel</text:p>
          </table:table-cell>
          <table:table-cell office:value-type="float" office:value="31381082" calcext:value-type="float">
            <text:p>31381082</text:p>
          </table:table-cell>
          <table:table-cell office:value-type="string" calcext:value-type="string">
            <text:p>justificado por médico</text:p>
          </table:table-cell>
          <table:table-cell table:number-columns-repeated="2" table:style-name="ce1" office:value-type="date" office:date-value="2016-05-18" calcext:value-type="date">
            <text:p>18/05/16</text:p>
          </table:table-cell>
          <table:table-cell table:number-columns-repeated="1017"/>
        </table:table-row>
        <table:table-row table:style-name="ro1">
          <table:table-cell office:value-type="date" office:date-value="2016-04-13" calcext:value-type="date">
            <text:p>13/04/16</text:p>
          </table:table-cell>
          <table:table-cell office:value-type="string" calcext:value-type="string">
            <text:p>feller</text:p>
          </table:table-cell>
          <table:table-cell office:value-type="string" calcext:value-type="string">
            <text:p>elena</text:p>
          </table:table-cell>
          <table:table-cell office:value-type="float" office:value="34488988" calcext:value-type="float">
            <text:p>34488988</text:p>
          </table:table-cell>
          <table:table-cell office:value-type="string" calcext:value-type="string">
            <text:p>justificado por médico</text:p>
          </table:table-cell>
          <table:table-cell table:style-name="ce7" office:value-type="date" office:date-value="2016-04-13" calcext:value-type="date">
            <text:p>13/04/16</text:p>
          </table:table-cell>
          <table:table-cell table:style-name="ce1" office:value-type="date" office:date-value="2016-04-13" calcext:value-type="date">
            <text:p>13/04/16</text:p>
          </table:table-cell>
          <table:table-cell table:number-columns-repeated="1017"/>
        </table:table-row>
        <table:table-row table:style-name="ro1">
          <table:table-cell office:value-type="date" office:date-value="2016-03-27" calcext:value-type="date">
            <text:p>27/03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style-name="ce1" office:value-type="date" office:date-value="2016-03-27" calcext:value-type="date">
            <text:p>27/03/16</text:p>
          </table:table-cell>
          <table:table-cell table:style-name="ce1" office:value-type="date" office:date-value="2016-05-27" calcext:value-type="date">
            <text:p>27/05/16</text:p>
          </table:table-cell>
          <table:table-cell table:number-columns-repeated="1017"/>
        </table:table-row>
        <table:table-row table:style-name="ro1">
          <table:table-cell office:value-type="date" office:date-value="2016-03-30" calcext:value-type="date">
            <text:p>30/03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justificado por médico</text:p>
          </table:table-cell>
          <table:table-cell table:style-name="ce1" office:value-type="date" office:date-value="2016-03-30" calcext:value-type="date">
            <text:p>30/03/16</text:p>
          </table:table-cell>
          <table:table-cell table:style-name="ce1" office:value-type="date" office:date-value="2016-04-01" calcext:value-type="date">
            <text:p>01/04/16</text:p>
          </table:table-cell>
          <table:table-cell table:number-columns-repeated="1017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table:style-name="ce5" office:value-type="string" calcext:value-type="string">
            <text:p>justificado por médico</text:p>
          </table:table-cell>
          <table:table-cell table:number-columns-repeated="2" table:style-name="ce1" office:value-type="date" office:date-value="2016-03-22" calcext:value-type="date">
            <text:p>22/03/16</text:p>
          </table:table-cell>
          <table:table-cell table:number-columns-repeated="1017"/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justificado por médico</text:p>
          </table:table-cell>
          <table:table-cell table:style-name="ce1" office:value-type="date" office:date-value="2016-05-16" calcext:value-type="date">
            <text:p>16/05/16</text:p>
          </table:table-cell>
          <table:table-cell table:style-name="ce7" office:value-type="date" office:date-value="2016-05-17" calcext:value-type="date">
            <text:p>17/05/16</text:p>
          </table:table-cell>
          <table:table-cell table:number-columns-repeated="1017"/>
        </table:table-row>
        <table:table-row table:style-name="ro1">
          <table:table-cell office:value-type="date" office:date-value="2016-04-04" calcext:value-type="date">
            <text:p>04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04" calcext:value-type="date">
            <text:p>04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05" calcext:value-type="date">
            <text:p>05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05" calcext:value-type="date">
            <text:p>05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09" calcext:value-type="date">
            <text:p>09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09" calcext:value-type="date">
            <text:p>09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10" calcext:value-type="date">
            <text:p>10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10" calcext:value-type="date">
            <text:p>10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11" calcext:value-type="date">
            <text:p>11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12" calcext:value-type="date">
            <text:p>12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13" calcext:value-type="date">
            <text:p>13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14" calcext:value-type="date">
            <text:p>14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16" calcext:value-type="date">
            <text:p>16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17" calcext:value-type="date">
            <text:p>17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11" calcext:value-type="date">
            <text:p>11/02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roberto</text:p>
          </table:table-cell>
          <table:table-cell office:value-type="float" office:value="10815491" calcext:value-type="float">
            <text:p>10815491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12" calcext:value-type="date">
            <text:p>12/04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13" calcext:value-type="date">
            <text:p>13/04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14" calcext:value-type="date">
            <text:p>14/04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6-05" calcext:value-type="date">
            <text:p>05/06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 office:value-type="string" calcext:value-type="string">
            <text:p>picardi</text:p>
          </table:table-cell>
          <table:table-cell office:value-type="string" calcext:value-type="string">
            <text:p>sandra</text:p>
          </table:table-cell>
          <table:table-cell office:value-type="float" office:value="13000763" calcext:value-type="float">
            <text:p>1300076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5-10" calcext:value-type="date">
            <text:p>10/05/16</text:p>
          </table:table-cell>
          <table:table-cell office:value-type="string" calcext:value-type="string">
            <text:p>picardi</text:p>
          </table:table-cell>
          <table:table-cell office:value-type="string" calcext:value-type="string">
            <text:p>sandra</text:p>
          </table:table-cell>
          <table:table-cell office:value-type="float" office:value="13000763" calcext:value-type="float">
            <text:p>1300076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5-11" calcext:value-type="date">
            <text:p>11/05/16</text:p>
          </table:table-cell>
          <table:table-cell office:value-type="string" calcext:value-type="string">
            <text:p>picardi</text:p>
          </table:table-cell>
          <table:table-cell office:value-type="string" calcext:value-type="string">
            <text:p>sandra</text:p>
          </table:table-cell>
          <table:table-cell office:value-type="float" office:value="13000763" calcext:value-type="float">
            <text:p>1300076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5-12" calcext:value-type="date">
            <text:p>12/05/16</text:p>
          </table:table-cell>
          <table:table-cell office:value-type="string" calcext:value-type="string">
            <text:p>picardi</text:p>
          </table:table-cell>
          <table:table-cell office:value-type="string" calcext:value-type="string">
            <text:p>sandra</text:p>
          </table:table-cell>
          <table:table-cell office:value-type="float" office:value="13000763" calcext:value-type="float">
            <text:p>1300076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picardi</text:p>
          </table:table-cell>
          <table:table-cell office:value-type="string" calcext:value-type="string">
            <text:p>sandra</text:p>
          </table:table-cell>
          <table:table-cell office:value-type="float" office:value="13000763" calcext:value-type="float">
            <text:p>1300076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5-14" calcext:value-type="date">
            <text:p>14/05/16</text:p>
          </table:table-cell>
          <table:table-cell office:value-type="string" calcext:value-type="string">
            <text:p>picardi</text:p>
          </table:table-cell>
          <table:table-cell office:value-type="string" calcext:value-type="string">
            <text:p>sandra</text:p>
          </table:table-cell>
          <table:table-cell office:value-type="float" office:value="13000763" calcext:value-type="float">
            <text:p>1300076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5-15" calcext:value-type="date">
            <text:p>15/05/16</text:p>
          </table:table-cell>
          <table:table-cell office:value-type="string" calcext:value-type="string">
            <text:p>picardi</text:p>
          </table:table-cell>
          <table:table-cell office:value-type="string" calcext:value-type="string">
            <text:p>sandra</text:p>
          </table:table-cell>
          <table:table-cell office:value-type="float" office:value="13000763" calcext:value-type="float">
            <text:p>1300076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 office:value-type="string" calcext:value-type="string">
            <text:p>picardi</text:p>
          </table:table-cell>
          <table:table-cell office:value-type="string" calcext:value-type="string">
            <text:p>sandra</text:p>
          </table:table-cell>
          <table:table-cell office:value-type="float" office:value="13000763" calcext:value-type="float">
            <text:p>1300076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5-17" calcext:value-type="date">
            <text:p>17/05/16</text:p>
          </table:table-cell>
          <table:table-cell office:value-type="string" calcext:value-type="string">
            <text:p>picardi</text:p>
          </table:table-cell>
          <table:table-cell office:value-type="string" calcext:value-type="string">
            <text:p>sandra</text:p>
          </table:table-cell>
          <table:table-cell office:value-type="float" office:value="13000763" calcext:value-type="float">
            <text:p>1300076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picardi</text:p>
          </table:table-cell>
          <table:table-cell office:value-type="string" calcext:value-type="string">
            <text:p>sandra</text:p>
          </table:table-cell>
          <table:table-cell office:value-type="float" office:value="13000763" calcext:value-type="float">
            <text:p>1300076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 office:value-type="string" calcext:value-type="string">
            <text:p>picardi</text:p>
          </table:table-cell>
          <table:table-cell office:value-type="string" calcext:value-type="string">
            <text:p>sandra</text:p>
          </table:table-cell>
          <table:table-cell office:value-type="float" office:value="13000763" calcext:value-type="float">
            <text:p>1300076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 office:value-type="string" calcext:value-type="string">
            <text:p>picardi</text:p>
          </table:table-cell>
          <table:table-cell office:value-type="string" calcext:value-type="string">
            <text:p>sandra</text:p>
          </table:table-cell>
          <table:table-cell office:value-type="float" office:value="13000763" calcext:value-type="float">
            <text:p>1300076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 office:value-type="string" calcext:value-type="string">
            <text:p>ganduglia</text:p>
          </table:table-cell>
          <table:table-cell office:value-type="string" calcext:value-type="string">
            <text:p>graciela</text:p>
          </table:table-cell>
          <table:table-cell office:value-type="float" office:value="14269601" calcext:value-type="float">
            <text:p>14269601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3-28" calcext:value-type="date">
            <text:p>28/03/16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juan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juan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3-30" calcext:value-type="date">
            <text:p>30/03/16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juan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juan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juan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acosta </text:p>
          </table:table-cell>
          <table:table-cell office:value-type="string" calcext:value-type="string">
            <text:p>juan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26" calcext:value-type="date">
            <text:p>26/04/16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juan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27" calcext:value-type="date">
            <text:p>27/04/16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juan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juan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monges</text:p>
          </table:table-cell>
          <table:table-cell office:value-type="string" calcext:value-type="string">
            <text:p>jorge</text:p>
          </table:table-cell>
          <table:table-cell office:value-type="float" office:value="18854479" calcext:value-type="float">
            <text:p>1885447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monges</text:p>
          </table:table-cell>
          <table:table-cell office:value-type="string" calcext:value-type="string">
            <text:p>jorge</text:p>
          </table:table-cell>
          <table:table-cell office:value-type="float" office:value="18854479" calcext:value-type="float">
            <text:p>1885447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16" calcext:value-type="date">
            <text:p>16/02/16</text:p>
          </table:table-cell>
          <table:table-cell office:value-type="string" calcext:value-type="string">
            <text:p>causa</text:p>
          </table:table-cell>
          <table:table-cell office:value-type="string" calcext:value-type="string">
            <text:p>analia</text:p>
          </table:table-cell>
          <table:table-cell office:value-type="float" office:value="21430694" calcext:value-type="float">
            <text:p>21430694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17" calcext:value-type="date">
            <text:p>17/02/16</text:p>
          </table:table-cell>
          <table:table-cell office:value-type="string" calcext:value-type="string">
            <text:p>causa</text:p>
          </table:table-cell>
          <table:table-cell office:value-type="string" calcext:value-type="string">
            <text:p>analia</text:p>
          </table:table-cell>
          <table:table-cell office:value-type="float" office:value="21430694" calcext:value-type="float">
            <text:p>21430694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causa</text:p>
          </table:table-cell>
          <table:table-cell office:value-type="string" calcext:value-type="string">
            <text:p>analia</text:p>
          </table:table-cell>
          <table:table-cell office:value-type="float" office:value="21430694" calcext:value-type="float">
            <text:p>21430694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causa</text:p>
          </table:table-cell>
          <table:table-cell office:value-type="string" calcext:value-type="string">
            <text:p>analia</text:p>
          </table:table-cell>
          <table:table-cell office:value-type="float" office:value="21430694" calcext:value-type="float">
            <text:p>21430694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20" calcext:value-type="date">
            <text:p>20/02/16</text:p>
          </table:table-cell>
          <table:table-cell office:value-type="string" calcext:value-type="string">
            <text:p>causa</text:p>
          </table:table-cell>
          <table:table-cell office:value-type="string" calcext:value-type="string">
            <text:p>analia</text:p>
          </table:table-cell>
          <table:table-cell office:value-type="float" office:value="21430694" calcext:value-type="float">
            <text:p>21430694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21" calcext:value-type="date">
            <text:p>21/02/16</text:p>
          </table:table-cell>
          <table:table-cell office:value-type="string" calcext:value-type="string">
            <text:p>causa</text:p>
          </table:table-cell>
          <table:table-cell office:value-type="string" calcext:value-type="string">
            <text:p>analia</text:p>
          </table:table-cell>
          <table:table-cell office:value-type="float" office:value="21430694" calcext:value-type="float">
            <text:p>21430694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22" calcext:value-type="date">
            <text:p>22/02/16</text:p>
          </table:table-cell>
          <table:table-cell office:value-type="string" calcext:value-type="string">
            <text:p>causa</text:p>
          </table:table-cell>
          <table:table-cell office:value-type="string" calcext:value-type="string">
            <text:p>analia</text:p>
          </table:table-cell>
          <table:table-cell office:value-type="float" office:value="21430694" calcext:value-type="float">
            <text:p>21430694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22" calcext:value-type="date">
            <text:p>22/02/16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andrea</text:p>
          </table:table-cell>
          <table:table-cell office:value-type="float" office:value="22598244" calcext:value-type="float">
            <text:p>22598244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andrea</text:p>
          </table:table-cell>
          <table:table-cell office:value-type="float" office:value="22598244" calcext:value-type="float">
            <text:p>22598244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andrea</text:p>
          </table:table-cell>
          <table:table-cell office:value-type="float" office:value="22598244" calcext:value-type="float">
            <text:p>22598244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andrea</text:p>
          </table:table-cell>
          <table:table-cell office:value-type="float" office:value="22598244" calcext:value-type="float">
            <text:p>22598244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andrea</text:p>
          </table:table-cell>
          <table:table-cell office:value-type="float" office:value="22598244" calcext:value-type="float">
            <text:p>22598244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27" calcext:value-type="date">
            <text:p>27/02/16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andrea</text:p>
          </table:table-cell>
          <table:table-cell office:value-type="float" office:value="22598244" calcext:value-type="float">
            <text:p>22598244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28" calcext:value-type="date">
            <text:p>28/02/16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andrea</text:p>
          </table:table-cell>
          <table:table-cell office:value-type="float" office:value="22598244" calcext:value-type="float">
            <text:p>22598244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26" calcext:value-type="date">
            <text:p>26/04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27" calcext:value-type="date">
            <text:p>27/04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15" calcext:value-type="date">
            <text:p>15/02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16" calcext:value-type="date">
            <text:p>16/02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17" calcext:value-type="date">
            <text:p>17/02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20" calcext:value-type="date">
            <text:p>20/02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21" calcext:value-type="date">
            <text:p>21/02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22" calcext:value-type="date">
            <text:p>22/02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3-10" calcext:value-type="date">
            <text:p>10/03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3-15" calcext:value-type="date">
            <text:p>15/03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5-02" calcext:value-type="date">
            <text:p>02/05/16</text:p>
          </table:table-cell>
          <table:table-cell office:value-type="string" calcext:value-type="string">
            <text:p>mujica</text:p>
          </table:table-cell>
          <table:table-cell office:value-type="string" calcext:value-type="string">
            <text:p>jonathan</text:p>
          </table:table-cell>
          <table:table-cell office:value-type="float" office:value="31586639" calcext:value-type="float">
            <text:p>31586639</text:p>
          </table:table-cell>
          <table:table-cell office:value-type="string" calcext:value-type="string">
            <text:p>nacimiento hijio</text:p>
          </table:table-cell>
          <table:table-cell table:number-columns-repeated="1019"/>
        </table:table-row>
        <table:table-row table:style-name="ro1">
          <table:table-cell office:value-type="date" office:date-value="2016-05-03" calcext:value-type="date">
            <text:p>03/05/16</text:p>
          </table:table-cell>
          <table:table-cell office:value-type="string" calcext:value-type="string">
            <text:p>mujica</text:p>
          </table:table-cell>
          <table:table-cell office:value-type="string" calcext:value-type="string">
            <text:p>jonathan</text:p>
          </table:table-cell>
          <table:table-cell office:value-type="float" office:value="31586639" calcext:value-type="float">
            <text:p>31586639</text:p>
          </table:table-cell>
          <table:table-cell office:value-type="string" calcext:value-type="string">
            <text:p>nacimiento hijio</text:p>
          </table:table-cell>
          <table:table-cell table:number-columns-repeated="1019"/>
        </table:table-row>
        <table:table-row table:style-name="ro1"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mujica</text:p>
          </table:table-cell>
          <table:table-cell office:value-type="string" calcext:value-type="string">
            <text:p>jonathan</text:p>
          </table:table-cell>
          <table:table-cell office:value-type="float" office:value="31586639" calcext:value-type="float">
            <text:p>31586639</text:p>
          </table:table-cell>
          <table:table-cell office:value-type="string" calcext:value-type="string">
            <text:p>nacimiento hijio</text:p>
          </table:table-cell>
          <table:table-cell table:number-columns-repeated="1019"/>
        </table:table-row>
        <table:table-row table:style-name="ro1"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mujica</text:p>
          </table:table-cell>
          <table:table-cell office:value-type="string" calcext:value-type="string">
            <text:p>jonathan</text:p>
          </table:table-cell>
          <table:table-cell office:value-type="float" office:value="31586639" calcext:value-type="float">
            <text:p>31586639</text:p>
          </table:table-cell>
          <table:table-cell office:value-type="string" calcext:value-type="string">
            <text:p>nacimiento hijio</text:p>
          </table:table-cell>
          <table:table-cell table:number-columns-repeated="1019"/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 office:value-type="string" calcext:value-type="string">
            <text:p>mujica</text:p>
          </table:table-cell>
          <table:table-cell office:value-type="string" calcext:value-type="string">
            <text:p>jonathan</text:p>
          </table:table-cell>
          <table:table-cell office:value-type="float" office:value="31586639" calcext:value-type="float">
            <text:p>31586639</text:p>
          </table:table-cell>
          <table:table-cell office:value-type="string" calcext:value-type="string">
            <text:p>nacimiento hijio</text:p>
          </table:table-cell>
          <table:table-cell table:number-columns-repeated="1019"/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plenario desde las 10 hs</text:p>
          </table:table-cell>
          <table:table-cell table:number-columns-repeated="1019"/>
        </table:table-row>
        <table:table-row table:style-name="ro1"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lozada</text:p>
          </table:table-cell>
          <table:table-cell office:value-type="string" calcext:value-type="string">
            <text:p>pablo</text:p>
          </table:table-cell>
          <table:table-cell office:value-type="float" office:value="32393755" calcext:value-type="float">
            <text:p>32393755</text:p>
          </table:table-cell>
          <table:table-cell office:value-type="string" calcext:value-type="string">
            <text:p>pre ocupacional</text:p>
          </table:table-cell>
          <table:table-cell table:number-columns-repeated="1019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de cucco</text:p>
          </table:table-cell>
          <table:table-cell office:value-type="string" calcext:value-type="string">
            <text:p>maria soledad</text:p>
          </table:table-cell>
          <table:table-cell office:value-type="float" office:value="18212594" calcext:value-type="float">
            <text:p>18212594</text:p>
          </table:table-cell>
          <table:table-cell office:value-type="string" calcext:value-type="string">
            <text:p>Pre-examen</text:p>
          </table:table-cell>
          <table:table-cell table:style-name="ce1" office:value-type="date" office:date-value="2016-02-23" calcext:value-type="date">
            <text:p>23/02/16</text:p>
          </table:table-cell>
          <table:table-cell table:style-name="ce1" office:value-type="date" office:date-value="2016-02-24" calcext:value-type="date">
            <text:p>24/02/16</text:p>
          </table:table-cell>
          <table:table-cell table:number-columns-repeated="1017"/>
        </table:table-row>
        <table:table-row table:style-name="ro1">
          <table:table-cell office:value-type="date" office:date-value="2016-03-10" calcext:value-type="date">
            <text:p>10/03/16</text:p>
          </table:table-cell>
          <table:table-cell office:value-type="string" calcext:value-type="string">
            <text:p>de lima</text:p>
          </table:table-cell>
          <table:table-cell office:value-type="string" calcext:value-type="string">
            <text:p>karina</text:p>
          </table:table-cell>
          <table:table-cell office:value-type="float" office:value="25293762" calcext:value-type="float">
            <text:p>25293762</text:p>
          </table:table-cell>
          <table:table-cell office:value-type="string" calcext:value-type="string">
            <text:p>Pre-examen</text:p>
          </table:table-cell>
          <table:table-cell table:style-name="ce1" office:value-type="date" office:date-value="2016-03-10" calcext:value-type="date">
            <text:p>10/03/16</text:p>
          </table:table-cell>
          <table:table-cell table:style-name="ce1" office:value-type="date" office:date-value="2016-03-11" calcext:value-type="date">
            <text:p>11/03/16</text:p>
          </table:table-cell>
          <table:table-cell table:number-columns-repeated="1017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Pre-examen</text:p>
          </table:table-cell>
          <table:table-cell table:style-name="ce1" office:value-type="date" office:date-value="2016-04-08" calcext:value-type="date">
            <text:p>08/04/16</text:p>
          </table:table-cell>
          <table:table-cell table:style-name="ce7" office:value-type="date" office:date-value="2016-04-13" calcext:value-type="date">
            <text:p>13/04/16</text:p>
          </table:table-cell>
          <table:table-cell table:number-columns-repeated="1017"/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Pre-examen</text:p>
          </table:table-cell>
          <table:table-cell table:style-name="ce1" office:value-type="date" office:date-value="2016-05-06" calcext:value-type="date">
            <text:p>06/05/16</text:p>
          </table:table-cell>
          <table:table-cell table:style-name="ce1" office:value-type="date" office:date-value="2016-05-11" calcext:value-type="date">
            <text:p>11/05/16</text:p>
          </table:table-cell>
          <table:table-cell table:number-columns-repeated="1017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ramiro</text:p>
          </table:table-cell>
          <table:table-cell office:value-type="float" office:value="29439107" calcext:value-type="float">
            <text:p>29439107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3-28" calcext:value-type="date">
            <text:p>28/03/16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ramiro</text:p>
          </table:table-cell>
          <table:table-cell office:value-type="float" office:value="29439107" calcext:value-type="float">
            <text:p>29439107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ramiro</text:p>
          </table:table-cell>
          <table:table-cell office:value-type="float" office:value="29439107" calcext:value-type="float">
            <text:p>29439107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3-30" calcext:value-type="date">
            <text:p>30/03/16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ramiro</text:p>
          </table:table-cell>
          <table:table-cell office:value-type="float" office:value="29439107" calcext:value-type="float">
            <text:p>29439107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5-12" calcext:value-type="date">
            <text:p>12/05/16</text:p>
          </table:table-cell>
          <table:table-cell office:value-type="string" calcext:value-type="string">
            <text:p>colombo</text:p>
          </table:table-cell>
          <table:table-cell office:value-type="string" calcext:value-type="string">
            <text:p>nicolas francisco</text:p>
          </table:table-cell>
          <table:table-cell office:value-type="float" office:value="29994394" calcext:value-type="float">
            <text:p>29994394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colombo</text:p>
          </table:table-cell>
          <table:table-cell office:value-type="string" calcext:value-type="string">
            <text:p>nicolas francisco</text:p>
          </table:table-cell>
          <table:table-cell office:value-type="float" office:value="29994394" calcext:value-type="float">
            <text:p>29994394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2-03" calcext:value-type="date">
            <text:p>03/02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4-20" calcext:value-type="date">
            <text:p>20/04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5-17" calcext:value-type="date">
            <text:p>17/05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4-27" calcext:value-type="date">
            <text:p>27/04/16</text:p>
          </table:table-cell>
          <table:table-cell office:value-type="string" calcext:value-type="string">
            <text:p>bazzan</text:p>
          </table:table-cell>
          <table:table-cell office:value-type="string" calcext:value-type="string">
            <text:p>maria emilia</text:p>
          </table:table-cell>
          <table:table-cell office:value-type="float" office:value="32533293" calcext:value-type="float">
            <text:p>32533293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bazzan</text:p>
          </table:table-cell>
          <table:table-cell office:value-type="string" calcext:value-type="string">
            <text:p>maria emilia</text:p>
          </table:table-cell>
          <table:table-cell office:value-type="float" office:value="32533293" calcext:value-type="float">
            <text:p>32533293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4-05" calcext:value-type="date">
            <text:p>05/04/16</text:p>
          </table:table-cell>
          <table:table-cell office:value-type="string" calcext:value-type="string">
            <text:p>cantone</text:p>
          </table:table-cell>
          <table:table-cell office:value-type="string" calcext:value-type="string">
            <text:p>analia</text:p>
          </table:table-cell>
          <table:table-cell office:value-type="float" office:value="32686180" calcext:value-type="float">
            <text:p>32686180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3-07" calcext:value-type="date">
            <text:p>07/03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4-18" calcext:value-type="date">
            <text:p>18/04/16</text:p>
          </table:table-cell>
          <table:table-cell office:value-type="string" calcext:value-type="string">
            <text:p>feller</text:p>
          </table:table-cell>
          <table:table-cell office:value-type="string" calcext:value-type="string">
            <text:p>elena</text:p>
          </table:table-cell>
          <table:table-cell office:value-type="float" office:value="34488988" calcext:value-type="float">
            <text:p>34488988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4-26" calcext:value-type="date">
            <text:p>26/04/16</text:p>
          </table:table-cell>
          <table:table-cell office:value-type="string" calcext:value-type="string">
            <text:p>feller</text:p>
          </table:table-cell>
          <table:table-cell office:value-type="string" calcext:value-type="string">
            <text:p>elena</text:p>
          </table:table-cell>
          <table:table-cell office:value-type="float" office:value="34488988" calcext:value-type="float">
            <text:p>34488988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5-11" calcext:value-type="date">
            <text:p>11/05/16</text:p>
          </table:table-cell>
          <table:table-cell office:value-type="string" calcext:value-type="string">
            <text:p>feller</text:p>
          </table:table-cell>
          <table:table-cell office:value-type="string" calcext:value-type="string">
            <text:p>elena</text:p>
          </table:table-cell>
          <table:table-cell office:value-type="float" office:value="34488988" calcext:value-type="float">
            <text:p>34488988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delponti</text:p>
          </table:table-cell>
          <table:table-cell office:value-type="string" calcext:value-type="string">
            <text:p>denisse</text:p>
          </table:table-cell>
          <table:table-cell office:value-type="float" office:value="34513776" calcext:value-type="float">
            <text:p>34513776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delponti</text:p>
          </table:table-cell>
          <table:table-cell office:value-type="string" calcext:value-type="string">
            <text:p>denisse</text:p>
          </table:table-cell>
          <table:table-cell office:value-type="float" office:value="34513776" calcext:value-type="float">
            <text:p>34513776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4-14" calcext:value-type="date">
            <text:p>14/04/16</text:p>
          </table:table-cell>
          <table:table-cell office:value-type="string" calcext:value-type="string">
            <text:p>delponti</text:p>
          </table:table-cell>
          <table:table-cell office:value-type="string" calcext:value-type="string">
            <text:p>denisse</text:p>
          </table:table-cell>
          <table:table-cell office:value-type="float" office:value="34513776" calcext:value-type="float">
            <text:p>34513776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delponti</text:p>
          </table:table-cell>
          <table:table-cell office:value-type="string" calcext:value-type="string">
            <text:p>denisse</text:p>
          </table:table-cell>
          <table:table-cell office:value-type="float" office:value="34513776" calcext:value-type="float">
            <text:p>34513776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Pre-examen mod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2H00M00S" calcext:value-type="time">
            <text:p>12:00:00</text:p>
          </table:table-cell>
          <table:table-cell table:number-columns-repeated="1017"/>
        </table:table-row>
        <table:table-row table:style-name="ro1">
          <table:table-cell office:value-type="date" office:date-value="2016-02-22" calcext:value-type="date">
            <text:p>22/02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4-04" calcext:value-type="date">
            <text:p>04/04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4-20" calcext:value-type="date">
            <text:p>20/04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2-22" calcext:value-type="date">
            <text:p>22/02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5-10" calcext:value-type="date">
            <text:p>10/05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5-17" calcext:value-type="date">
            <text:p>17/05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2-16" calcext:value-type="date">
            <text:p>16/02/16</text:p>
          </table:table-cell>
          <table:table-cell office:value-type="string" calcext:value-type="string">
            <text:p>casajus</text:p>
          </table:table-cell>
          <table:table-cell office:value-type="string" calcext:value-type="string">
            <text:p>milagros</text:p>
          </table:table-cell>
          <table:table-cell office:value-type="float" office:value="38691745" calcext:value-type="float">
            <text:p>38691745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5-17" calcext:value-type="date">
            <text:p>17/05/16</text:p>
          </table:table-cell>
          <table:table-cell office:value-type="string" calcext:value-type="string">
            <text:p>casajus</text:p>
          </table:table-cell>
          <table:table-cell office:value-type="string" calcext:value-type="string">
            <text:p>milagros</text:p>
          </table:table-cell>
          <table:table-cell office:value-type="float" office:value="38691745" calcext:value-type="float">
            <text:p>38691745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casajus</text:p>
          </table:table-cell>
          <table:table-cell office:value-type="string" calcext:value-type="string">
            <text:p>milagros</text:p>
          </table:table-cell>
          <table:table-cell office:value-type="float" office:value="38691745" calcext:value-type="float">
            <text:p>38691745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 office:value-type="string" calcext:value-type="string">
            <text:p>casajus</text:p>
          </table:table-cell>
          <table:table-cell office:value-type="string" calcext:value-type="string">
            <text:p>milagros</text:p>
          </table:table-cell>
          <table:table-cell office:value-type="float" office:value="38691745" calcext:value-type="float">
            <text:p>38691745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 office:value-type="string" calcext:value-type="string">
            <text:p>ojeda chirino</text:p>
          </table:table-cell>
          <table:table-cell office:value-type="string" calcext:value-type="string">
            <text:p>santiago</text:p>
          </table:table-cell>
          <table:table-cell office:value-type="float" office:value="33212183" calcext:value-type="float">
            <text:p>33212183</text:p>
          </table:table-cell>
          <table:table-cell office:value-type="string" calcext:value-type="string">
            <text:p>se retira autorizado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 table:number-rows-repeated="1047831">
          <table:table-cell table:number-columns-repeated="1024"/>
        </table:table-row>
        <table:table-row table:style-name="ro2" table:number-rows-repeated="7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Hoja1.$A$1" table:cell-range-address="$Hoja1.$A$1:.$G$666"/>
        </table:named-expressions>
      </table:table>
      <table:named-expressions/>
      <table:database-ranges>
        <table:database-range table:name="__Anonymous_Sheet_DB__0" table:target-range-address="Hoja1.A1:Hoja1.G666" table:contains-header="false">
          <table:sort>
            <table:sort-by table:field-number="4" table:data-type="automatic"/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2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0P2" style:volatile="true">
      <loext:fill-character> </loext:fill-character>
      <number:text>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4P2" style:volatile="true">
      <loext:fill-character> </loext:fill-character>
      <number:text>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32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7">
      <number:month number:textual="true"/>
      <number:text>-</number:text>
      <number:year number:style="long"/>
    </number:date-style>
    <style:style style:name="Default" style:family="table-cell">
      <style:table-cell-properties fo:padding="0.071cm" style:rotation-align="none"/>
      <style:text-properties fo:color="#000000" style:font-name="Liberation Sans" fo:font-family="'Liberation Sans'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2.49pt double-thin #ff9900" style:border-line-width-bottom="0.018cm 0.053cm 0.018cm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ncabezado_20_4" style:display-name="Encabezado 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ntrada" style:family="table-cell" style:parent-style-name="Default">
      <style:table-cell-properties fo:background-color="#c0c0c0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_28_user_29_" style:display-name="Heading (user)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family="'Liberation Sans'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_28_user_29_" style:display-name="Heading1 (user)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family="'Liberation Sans'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Incorrecto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fo:border="0.74pt solid #c0c0c0" fo:padding="0.071cm" style:rotation-align="none"/>
    </style:style>
    <style:style style:name="Result_20__28_user_29_" style:display-name="Result (user)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family="'Liberation Sans'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family="'Liberation Sans'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Salida" style:family="table-cell" style:parent-style-name="Default">
      <style:table-cell-properties fo:background-color="#c0c0c0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Total" style:family="table-cell" style:parent-style-name="Default">
      <style:table-cell-properties fo:border-bottom="2.49pt double-thin #333399" style:border-line-width-bottom="0.018cm 0.053cm 0.018cm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ítulo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2.49pt solid #333399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2.49pt solid #c0c0c0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1.76pt solid #0066cc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.612cm"/>
      </style:header-style>
      <style:footer-style>
        <style:header-footer-properties fo:min-height="0.75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/00/0000</text:date>, <text:time style:data-style-name="N2" text:time-value="10:15:50.16068296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6T10:21:14.922984320</dc:date>
    <meta:editing-duration>PT2H39M29S</meta:editing-duration>
    <meta:editing-cycles>8</meta:editing-cycles>
    <meta:generator>LibreOffice/4.3.3.2$Linux_X86_64 LibreOffice_project/430m0$Build-2</meta:generator>
    <meta:document-statistic meta:table-count="1" meta:cell-count="3822" meta:object-count="0"/>
  </office:meta>
</office:document-meta>
</file>